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 style:data-style-name="N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2"/>
        <table:table-column table:style-name="co1" table:number-columns-repeated="1020" table:default-cell-style-name="ce1"/>
        <table:table-row table:style-name="ro1">
          <table:table-cell/>
          <table:table-cell office:value-type="string">
            <text:p>step</text:p>
          </table:table-cell>
          <table:table-cell office:value-type="string">
            <text:p>sinewavePWM</text:p>
          </table:table-cell>
          <table:table-cell office:value-type="string">
            <text:p>formatt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255*SIN([.B2]*3.1415926/(16*4))" office:value-type="float" office:value="0">
            <text:p>0</text:p>
          </table:table-cell>
          <table:table-cell table:formula="of:=ROUND([.C2];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55*SIN([.B3]*3.1415926/(16*4))" office:value-type="float" office:value="12.512256740227">
            <text:p>12.5122567402</text:p>
          </table:table-cell>
          <table:table-cell table:formula="of:=ROUND([.C3];0)" office:value-type="float" office:value="13">
            <text:p>13</text:p>
          </table:table-cell>
          <table:table-cell table:formula="of:=CONCATENATE([.E2];&quot;,&quot;;[.D3])" office:value-type="string" office:string-value="0,13">
            <text:p>0,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255*SIN([.B4]*3.1415926/(16*4))" office:value-type="float" office:value="24.9943703590506">
            <text:p>24.9943703591</text:p>
          </table:table-cell>
          <table:table-cell table:formula="of:=ROUND([.C4];0)" office:value-type="float" office:value="25">
            <text:p>25</text:p>
          </table:table-cell>
          <table:table-cell table:formula="of:=CONCATENATE([.E3];&quot;,&quot;;[.D4])" office:value-type="string" office:string-value="0,13,25">
            <text:p>0,13,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255*SIN([.B5]*3.1415926/(16*4))" office:value-type="float" office:value="37.4162703524849">
            <text:p>37.4162703525</text:p>
          </table:table-cell>
          <table:table-cell table:formula="of:=ROUND([.C5];0)" office:value-type="float" office:value="37">
            <text:p>37</text:p>
          </table:table-cell>
          <table:table-cell table:formula="of:=CONCATENATE([.E4];&quot;,&quot;;[.D5])" office:value-type="string" office:string-value="0,13,25,37">
            <text:p>0,13,25,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255*SIN([.B6]*3.1415926/(16*4))" office:value-type="float" office:value="49.7480312764364">
            <text:p>49.7480312764</text:p>
          </table:table-cell>
          <table:table-cell table:formula="of:=ROUND([.C6];0)" office:value-type="float" office:value="50">
            <text:p>50</text:p>
          </table:table-cell>
          <table:table-cell table:formula="of:=CONCATENATE([.E5];&quot;,&quot;;[.D6])" office:value-type="string" office:string-value="0,13,25,37,50">
            <text:p>0,13,25,37,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255*SIN([.B7]*3.1415926/(16*4))" office:value-type="float" office:value="61.959944839718">
            <text:p>61.9599448397</text:p>
          </table:table-cell>
          <table:table-cell table:formula="of:=ROUND([.C7];0)" office:value-type="float" office:value="62">
            <text:p>62</text:p>
          </table:table-cell>
          <table:table-cell table:formula="of:=CONCATENATE([.E6];&quot;,&quot;;[.D7])" office:value-type="string" office:string-value="0,13,25,37,50,62">
            <text:p>0,13,25,37,50,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255*SIN([.B8]*3.1415926/(16*4))" office:value-type="float" office:value="74.022591473922">
            <text:p>74.0225914739</text:p>
          </table:table-cell>
          <table:table-cell table:formula="of:=ROUND([.C8];0)" office:value-type="float" office:value="74">
            <text:p>74</text:p>
          </table:table-cell>
          <table:table-cell table:formula="of:=CONCATENATE([.E7];&quot;,&quot;;[.D8])" office:value-type="string" office:string-value="0,13,25,37,50,62,74">
            <text:p>0,13,25,37,50,62,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255*SIN([.B9]*3.1415926/(16*4))" office:value-type="float" office:value="85.9069112077346">
            <text:p>85.9069112077</text:p>
          </table:table-cell>
          <table:table-cell table:formula="of:=ROUND([.C9];0)" office:value-type="float" office:value="86">
            <text:p>86</text:p>
          </table:table-cell>
          <table:table-cell table:formula="of:=CONCATENATE([.E8];&quot;,&quot;;[.D9])" office:value-type="string" office:string-value="0,13,25,37,50,62,74,86">
            <text:p>0,13,25,37,50,62,74,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255*SIN([.B10]*3.1415926/(16*4))" office:value-type="float" office:value="97.5842736749503">
            <text:p>97.584273675</text:p>
          </table:table-cell>
          <table:table-cell table:formula="of:=ROUND([.C10];0)" office:value-type="float" office:value="98">
            <text:p>98</text:p>
          </table:table-cell>
          <table:table-cell table:formula="of:=CONCATENATE([.E9];&quot;,&quot;;[.D10])" office:value-type="string" office:string-value="0,13,25,37,50,62,74,86,98">
            <text:p>0,13,25,37,50,62,74,86,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255*SIN([.B11]*3.1415926/(16*4))" office:value-type="float" office:value="109.026547087529">
            <text:p>109.0265470875</text:p>
          </table:table-cell>
          <table:table-cell table:formula="of:=ROUND([.C11];0)" office:value-type="float" office:value="109">
            <text:p>109</text:p>
          </table:table-cell>
          <table:table-cell table:formula="of:=CONCATENATE([.E10];&quot;,&quot;;[.D11])" office:value-type="string" office:string-value="0,13,25,37,50,62,74,86,98,109">
            <text:p>0,13,25,37,50,62,74,86,98,1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255*SIN([.B12]*3.1415926/(16*4))" office:value-type="float" office:value="120.206166007535">
            <text:p>120.2061660075</text:p>
          </table:table-cell>
          <table:table-cell table:formula="of:=ROUND([.C12];0)" office:value-type="float" office:value="120">
            <text:p>120</text:p>
          </table:table-cell>
          <table:table-cell table:formula="of:=CONCATENATE([.E11];&quot;,&quot;;[.D12])" office:value-type="string" office:string-value="0,13,25,37,50,62,74,86,98,109,120">
            <text:p>0,13,25,37,50,62,74,86,98,109,1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255*SIN([.B13]*3.1415926/(16*4))" office:value-type="float" office:value="131.09619775469">
            <text:p>131.0961977547</text:p>
          </table:table-cell>
          <table:table-cell table:formula="of:=ROUND([.C13];0)" office:value-type="float" office:value="131">
            <text:p>131</text:p>
          </table:table-cell>
          <table:table-cell table:formula="of:=CONCATENATE([.E12];&quot;,&quot;;[.D13])" office:value-type="string" office:string-value="0,13,25,37,50,62,74,86,98,109,120,131">
            <text:p>0,13,25,37,50,62,74,86,98,109,120,1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255*SIN([.B14]*3.1415926/(16*4))" office:value-type="float" office:value="141.670407289556">
            <text:p>141.6704072896</text:p>
          </table:table-cell>
          <table:table-cell table:formula="of:=ROUND([.C14];0)" office:value-type="float" office:value="142">
            <text:p>142</text:p>
          </table:table-cell>
          <table:table-cell table:formula="of:=CONCATENATE([.E13];&quot;,&quot;;[.D14])" office:value-type="string" office:string-value="0,13,25,37,50,62,74,86,98,109,120,131,142">
            <text:p>0,13,25,37,50,62,74,86,98,109,120,131,1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255*SIN([.B15]*3.1415926/(16*4))" office:value-type="float" office:value="151.90332041604">
            <text:p>151.903320416</text:p>
          </table:table-cell>
          <table:table-cell table:formula="of:=ROUND([.C15];0)" office:value-type="float" office:value="152">
            <text:p>152</text:p>
          </table:table-cell>
          <table:table-cell table:formula="of:=CONCATENATE([.E14];&quot;,&quot;;[.D15])" office:value-type="string" office:string-value="0,13,25,37,50,62,74,86,98,109,120,131,142,152">
            <text:p>0,13,25,37,50,62,74,86,98,109,120,131,142,1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255*SIN([.B16]*3.1415926/(16*4))" office:value-type="float" office:value="161.770285150965">
            <text:p>161.770285151</text:p>
          </table:table-cell>
          <table:table-cell table:formula="of:=ROUND([.C16];0)" office:value-type="float" office:value="162">
            <text:p>162</text:p>
          </table:table-cell>
          <table:table-cell table:formula="of:=CONCATENATE([.E15];&quot;,&quot;;[.D16])" office:value-type="string" office:string-value="0,13,25,37,50,62,74,86,98,109,120,131,142,152,162">
            <text:p>0,13,25,37,50,62,74,86,98,109,120,131,142,152,1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255*SIN([.B17]*3.1415926/(16*4))" office:value-type="float" office:value="171.247531112851">
            <text:p>171.2475311129</text:p>
          </table:table-cell>
          <table:table-cell table:formula="of:=ROUND([.C17];0)" office:value-type="float" office:value="171">
            <text:p>171</text:p>
          </table:table-cell>
          <table:table-cell table:formula="of:=CONCATENATE([.E16];&quot;,&quot;;[.D17])" office:value-type="string" office:string-value="0,13,25,37,50,62,74,86,98,109,120,131,142,152,162,171">
            <text:p>0,13,25,37,50,62,74,86,98,109,120,131,142,152,162,1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255*SIN([.B18]*3.1415926/(16*4))" office:value-type="float" office:value="180.312226786846">
            <text:p>180.3122267868</text:p>
          </table:table-cell>
          <table:table-cell table:formula="of:=ROUND([.C18];0)" office:value-type="float" office:value="180">
            <text:p>180</text:p>
          </table:table-cell>
          <table:table-cell table:formula="of:=CONCATENATE([.E17];&quot;,&quot;;[.D18])" office:value-type="string" office:string-value="0,13,25,37,50,62,74,86,98,109,120,131,142,152,162,171,180">
            <text:p>0,13,25,37,50,62,74,86,98,109,120,131,142,152,162,171,1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255*SIN([.B19]*3.1415926/(16*4))" office:value-type="float" office:value="188.942534527842">
            <text:p>188.9425345278</text:p>
          </table:table-cell>
          <table:table-cell table:formula="of:=ROUND([.C19];0)" office:value-type="float" office:value="189">
            <text:p>189</text:p>
          </table:table-cell>
          <table:table-cell table:formula="of:=CONCATENATE([.E18];&quot;,&quot;;[.D19])" office:value-type="string" office:string-value="0,13,25,37,50,62,74,86,98,109,120,131,142,152,162,171,180,189">
            <text:p>0,13,25,37,50,62,74,86,98,109,120,131,142,152,162,171,180,1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255*SIN([.B20]*3.1415926/(16*4))" office:value-type="float" office:value="197.117663169275">
            <text:p>197.1176631693</text:p>
          </table:table-cell>
          <table:table-cell table:formula="of:=ROUND([.C20];0)" office:value-type="float" office:value="197">
            <text:p>197</text:p>
          </table:table-cell>
          <table:table-cell table:formula="of:=CONCATENATE([.E19];&quot;,&quot;;[.D20])" office:value-type="string" office:string-value="0,13,25,37,50,62,74,86,98,109,120,131,142,152,162,171,180,189,197">
            <text:p>0,13,25,37,50,62,74,86,98,109,120,131,142,152,162,171,180,189,1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255*SIN([.B21]*3.1415926/(16*4))" office:value-type="float" office:value="204.817918110863">
            <text:p>204.8179181109</text:p>
          </table:table-cell>
          <table:table-cell table:formula="of:=ROUND([.C21];0)" office:value-type="float" office:value="205">
            <text:p>205</text:p>
          </table:table-cell>
          <table:table-cell table:formula="of:=CONCATENATE([.E20];&quot;,&quot;;[.D21])" office:value-type="string" office:string-value="0,13,25,37,50,62,74,86,98,109,120,131,142,152,162,171,180,189,197,205">
            <text:p>0,13,25,37,50,62,74,86,98,109,120,131,142,152,162,171,180,189,197,2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255*SIN([.B22]*3.1415926/(16*4))" office:value-type="float" office:value="212.024748764622">
            <text:p>212.0247487646</text:p>
          </table:table-cell>
          <table:table-cell table:formula="of:=ROUND([.C22];0)" office:value-type="float" office:value="212">
            <text:p>212</text:p>
          </table:table-cell>
          <table:table-cell table:formula="of:=CONCATENATE([.E21];&quot;,&quot;;[.D22])" office:value-type="string" office:string-value="0,13,25,37,50,62,74,86,98,109,120,131,142,152,162,171,180,189,197,205,212">
            <text:p>0,13,25,37,50,62,74,86,98,109,120,131,142,152,162,171,180,189,197,205,2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255*SIN([.B23]*3.1415926/(16*4))" office:value-type="float" office:value="218.720793244854">
            <text:p>218.7207932449</text:p>
          </table:table-cell>
          <table:table-cell table:formula="of:=ROUND([.C23];0)" office:value-type="float" office:value="219">
            <text:p>219</text:p>
          </table:table-cell>
          <table:table-cell table:formula="of:=CONCATENATE([.E22];&quot;,&quot;;[.D23])" office:value-type="string" office:string-value="0,13,25,37,50,62,74,86,98,109,120,131,142,152,162,171,180,189,197,205,212,219">
            <text:p>0,13,25,37,50,62,74,86,98,109,120,131,142,152,162,171,180,189,197,205,212,2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255*SIN([.B24]*3.1415926/(16*4))" office:value-type="float" office:value="224.889920194454">
            <text:p>224.8899201945</text:p>
          </table:table-cell>
          <table:table-cell table:formula="of:=ROUND([.C24];0)" office:value-type="float" office:value="225">
            <text:p>225</text:p>
          </table:table-cell>
          <table:table-cell table:formula="of:=CONCATENATE([.E23];&quot;,&quot;;[.D24])" office:value-type="string" office:string-value="0,13,25,37,50,62,74,86,98,109,120,131,142,152,162,171,180,189,197,205,212,219,225">
            <text:p>0,13,25,37,50,62,74,86,98,109,120,131,142,152,162,171,180,189,197,205,212,219,2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255*SIN([.B25]*3.1415926/(16*4))" office:value-type="float" office:value="230.517267646754">
            <text:p>230.5172676468</text:p>
          </table:table-cell>
          <table:table-cell table:formula="of:=ROUND([.C25];0)" office:value-type="float" office:value="231">
            <text:p>231</text:p>
          </table:table-cell>
          <table:table-cell table:formula="of:=CONCATENATE([.E24];&quot;,&quot;;[.D25])" office:value-type="string" office:string-value="0,13,25,37,50,62,74,86,98,109,120,131,142,152,162,171,180,189,197,205,212,219,225,231">
            <text:p>0,13,25,37,50,62,74,86,98,109,120,131,142,152,162,171,180,189,197,205,212,219,225,2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255*SIN([.B26]*3.1415926/(16*4))" office:value-type="float" office:value="235.589278829308">
            <text:p>235.5892788293</text:p>
          </table:table-cell>
          <table:table-cell table:formula="of:=ROUND([.C26];0)" office:value-type="float" office:value="236">
            <text:p>236</text:p>
          </table:table-cell>
          <table:table-cell table:formula="of:=CONCATENATE([.E25];&quot;,&quot;;[.D26])" office:value-type="string" office:string-value="0,13,25,37,50,62,74,86,98,109,120,131,142,152,162,171,180,189,197,205,212,219,225,231,236">
            <text:p>0,13,25,37,50,62,74,86,98,109,120,131,142,152,162,171,180,189,197,205,212,219,225,231,2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255*SIN([.B27]*3.1415926/(16*4))" office:value-type="float" office:value="240.093734823337">
            <text:p>240.0937348233</text:p>
          </table:table-cell>
          <table:table-cell table:formula="of:=ROUND([.C27];0)" office:value-type="float" office:value="240">
            <text:p>240</text:p>
          </table:table-cell>
          <table:table-cell table:formula="of:=CONCATENATE([.E26];&quot;,&quot;;[.D27])" office:value-type="string" office:string-value="0,13,25,37,50,62,74,86,98,109,120,131,142,152,162,171,180,189,197,205,212,219,225,231,236,240">
            <text:p>0,13,25,37,50,62,74,86,98,109,120,131,142,152,162,171,180,189,197,205,212,219,225,231,236,2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255*SIN([.B28]*3.1415926/(16*4))" office:value-type="float" office:value="244.019784000178">
            <text:p>244.0197840002</text:p>
          </table:table-cell>
          <table:table-cell table:formula="of:=ROUND([.C28];0)" office:value-type="float" office:value="244">
            <text:p>244</text:p>
          </table:table-cell>
          <table:table-cell table:formula="of:=CONCATENATE([.E27];&quot;,&quot;;[.D28])" office:value-type="string" office:string-value="0,13,25,37,50,62,74,86,98,109,120,131,142,152,162,171,180,189,197,205,212,219,225,231,236,240,244">
            <text:p>0,13,25,37,50,62,74,86,98,109,120,131,142,152,162,171,180,189,197,205,212,219,225,231,236,240,2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255*SIN([.B29]*3.1415926/(16*4))" office:value-type="float" office:value="247.357968163806">
            <text:p>247.3579681638</text:p>
          </table:table-cell>
          <table:table-cell table:formula="of:=ROUND([.C29];0)" office:value-type="float" office:value="247">
            <text:p>247</text:p>
          </table:table-cell>
          <table:table-cell table:formula="of:=CONCATENATE([.E28];&quot;,&quot;;[.D29])" office:value-type="string" office:string-value="0,13,25,37,50,62,74,86,98,109,120,131,142,152,162,171,180,189,197,205,212,219,225,231,236,240,244,247">
            <text:p>0,13,25,37,50,62,74,86,98,109,120,131,142,152,162,171,180,189,197,205,212,219,225,231,236,240,244,2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255*SIN([.B30]*3.1415926/(16*4))" office:value-type="float" office:value="250.100245336455">
            <text:p>250.1002453365</text:p>
          </table:table-cell>
          <table:table-cell table:formula="of:=ROUND([.C30];0)" office:value-type="float" office:value="250">
            <text:p>250</text:p>
          </table:table-cell>
          <table:table-cell table:formula="of:=CONCATENATE([.E29];&quot;,&quot;;[.D30])" office:value-type="string" office:string-value="0,13,25,37,50,62,74,86,98,109,120,131,142,152,162,171,180,189,197,205,212,219,225,231,236,240,244,247,250">
            <text:p>0,13,25,37,50,62,74,86,98,109,120,131,142,152,162,171,180,189,197,205,212,219,225,231,236,240,244,247,2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255*SIN([.B31]*3.1415926/(16*4))" office:value-type="float" office:value="252.240009132444">
            <text:p>252.2400091324</text:p>
          </table:table-cell>
          <table:table-cell table:formula="of:=ROUND([.C31];0)" office:value-type="float" office:value="252">
            <text:p>252</text:p>
          </table:table-cell>
          <table:table-cell table:formula="of:=CONCATENATE([.E30];&quot;,&quot;;[.D31])" office:value-type="string" office:string-value="0,13,25,37,50,62,74,86,98,109,120,131,142,152,162,171,180,189,197,205,212,219,225,231,236,240,244,247,250,252">
            <text:p>0,13,25,37,50,62,74,86,98,109,120,131,142,152,162,171,180,189,197,205,212,219,225,231,236,240,244,247,250,2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255*SIN([.B32]*3.1415926/(16*4))" office:value-type="float" office:value="253.772104673546">
            <text:p>253.7721046735</text:p>
          </table:table-cell>
          <table:table-cell table:formula="of:=ROUND([.C32];0)" office:value-type="float" office:value="254">
            <text:p>254</text:p>
          </table:table-cell>
          <table:table-cell table:formula="of:=CONCATENATE([.E31];&quot;,&quot;;[.D32])" office:value-type="string" office:string-value="0,13,25,37,50,62,74,86,98,109,120,131,142,152,162,171,180,189,197,205,212,219,225,231,236,240,244,247,250,252,254">
            <text:p>0,13,25,37,50,62,74,86,98,109,120,131,142,152,162,171,180,189,197,205,212,219,225,231,236,240,244,247,250,252,2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255*SIN([.B33]*3.1415926/(16*4))" office:value-type="float" office:value="254.692841007531">
            <text:p>254.6928410075</text:p>
          </table:table-cell>
          <table:table-cell table:formula="of:=ROUND([.C33];0)" office:value-type="float" office:value="255">
            <text:p>255</text:p>
          </table:table-cell>
          <table:table-cell table:formula="of:=CONCATENATE([.E32];&quot;,&quot;;[.D33])" office:value-type="string" office:string-value="0,13,25,37,50,62,74,86,98,109,120,131,142,152,162,171,180,189,197,205,212,219,225,231,236,240,244,247,250,252,254,255">
            <text:p>0,13,25,37,50,62,74,86,98,109,120,131,142,152,162,171,180,189,197,205,212,219,225,231,236,240,244,247,250,252,254,2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255*SIN([.B34]*3.1415926/(16*4))" office:value-type="float" office:value="255">
            <text:p>255</text:p>
          </table:table-cell>
          <table:table-cell table:formula="of:=ROUND([.C34];0)" office:value-type="float" office:value="255">
            <text:p>255</text:p>
          </table:table-cell>
          <table:table-cell table:formula="of:=CONCATENATE([.E33];&quot;,&quot;;[.D34])" office:value-type="string" office:string-value="0,13,25,37,50,62,74,86,98,109,120,131,142,152,162,171,180,189,197,205,212,219,225,231,236,240,244,247,250,252,254,255,255">
            <text:p>0,13,25,37,50,62,74,86,98,109,120,131,142,152,162,171,180,189,197,205,212,219,225,231,236,240,244,247,250,252,254,255,2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255*SIN([.B35]*3.1415926/(16*4))" office:value-type="float" office:value="254.69284167806">
            <text:p>254.6928416781</text:p>
          </table:table-cell>
          <table:table-cell table:formula="of:=ROUND([.C35];0)" office:value-type="float" office:value="255">
            <text:p>255</text:p>
          </table:table-cell>
          <table:table-cell table:formula="of:=CONCATENATE([.E34];&quot;,&quot;;[.D35])" office:value-type="string" office:string-value="0,13,25,37,50,62,74,86,98,109,120,131,142,152,162,171,180,189,197,205,212,219,225,231,236,240,244,247,250,252,254,255,255,255">
            <text:p>0,13,25,37,50,62,74,86,98,109,120,131,142,152,162,171,180,189,197,205,212,219,225,231,236,240,244,247,250,252,254,255,255,2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255*SIN([.B36]*3.1415926/(16*4))" office:value-type="float" office:value="253.772106012989">
            <text:p>253.772106013</text:p>
          </table:table-cell>
          <table:table-cell table:formula="of:=ROUND([.C36];0)" office:value-type="float" office:value="254">
            <text:p>254</text:p>
          </table:table-cell>
          <table:table-cell table:formula="of:=CONCATENATE([.E35];&quot;,&quot;;[.D36])" office:value-type="string" office:string-value="0,13,25,37,50,62,74,86,98,109,120,131,142,152,162,171,180,189,197,205,212,219,225,231,236,240,244,247,250,252,254,255,255,255,254">
            <text:p>0,13,25,37,50,62,74,86,98,109,120,131,142,152,162,171,180,189,197,205,212,219,225,231,236,240,244,247,250,252,254,255,255,255,2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255*SIN([.B37]*3.1415926/(16*4))" office:value-type="float" office:value="252.240011137575">
            <text:p>252.2400111376</text:p>
          </table:table-cell>
          <table:table-cell table:formula="of:=ROUND([.C37];0)" office:value-type="float" office:value="252">
            <text:p>252</text:p>
          </table:table-cell>
          <table:table-cell table:formula="of:=CONCATENATE([.E36];&quot;,&quot;;[.D37])" office:value-type="string" office:string-value="0,13,25,37,50,62,74,86,98,109,120,131,142,152,162,171,180,189,197,205,212,219,225,231,236,240,244,247,250,252,254,255,255,255,254,252">
            <text:p>0,13,25,37,50,62,74,86,98,109,120,131,142,152,162,171,180,189,197,205,212,219,225,231,236,240,244,247,250,252,254,255,255,255,254,2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255*SIN([.B38]*3.1415926/(16*4))" office:value-type="float" office:value="250.100248002441">
            <text:p>250.1002480024</text:p>
          </table:table-cell>
          <table:table-cell table:formula="of:=ROUND([.C38];0)" office:value-type="float" office:value="250">
            <text:p>250</text:p>
          </table:table-cell>
          <table:table-cell table:formula="of:=CONCATENATE([.E37];&quot;,&quot;;[.D38])" office:value-type="string" office:string-value="0,13,25,37,50,62,74,86,98,109,120,131,142,152,162,171,180,189,197,205,212,219,225,231,236,240,244,247,250,252,254,255,255,255,254,252,250">
            <text:p>0,13,25,37,50,62,74,86,98,109,120,131,142,152,162,171,180,189,197,205,212,219,225,231,236,240,244,247,250,252,254,255,255,255,254,252,2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255*SIN([.B39]*3.1415926/(16*4))" office:value-type="float" office:value="247.357971484227">
            <text:p>247.3579714842</text:p>
          </table:table-cell>
          <table:table-cell table:formula="of:=ROUND([.C39];0)" office:value-type="float" office:value="247">
            <text:p>247</text:p>
          </table:table-cell>
          <table:table-cell table:formula="of:=CONCATENATE([.E38];&quot;,&quot;;[.D39])" office:value-type="string" office:string-value="0,13,25,37,50,62,74,86,98,109,120,131,142,152,162,171,180,189,197,205,212,219,225,231,236,240,244,247,250,252,254,255,255,255,254,252,250,247">
            <text:p>0,13,25,37,50,62,74,86,98,109,120,131,142,152,162,171,180,189,197,205,212,219,225,231,236,240,244,247,250,252,254,255,255,255,254,252,250,2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255*SIN([.B40]*3.1415926/(16*4))" office:value-type="float" office:value="244.019787967034">
            <text:p>244.019787967</text:p>
          </table:table-cell>
          <table:table-cell table:formula="of:=ROUND([.C40];0)" office:value-type="float" office:value="244">
            <text:p>244</text:p>
          </table:table-cell>
          <table:table-cell table:formula="of:=CONCATENATE([.E39];&quot;,&quot;;[.D40])" office:value-type="string" office:string-value="0,13,25,37,50,62,74,86,98,109,120,131,142,152,162,171,180,189,197,205,212,219,225,231,236,240,244,247,250,252,254,255,255,255,254,252,250,247,244">
            <text:p>0,13,25,37,50,62,74,86,98,109,120,131,142,152,162,171,180,189,197,205,212,219,225,231,236,240,244,247,250,252,254,255,255,255,254,252,250,247,2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255*SIN([.B41]*3.1415926/(16*4))" office:value-type="float" office:value="240.09373942707">
            <text:p>240.0937394271</text:p>
          </table:table-cell>
          <table:table-cell table:formula="of:=ROUND([.C41];0)" office:value-type="float" office:value="240">
            <text:p>240</text:p>
          </table:table-cell>
          <table:table-cell table:formula="of:=CONCATENATE([.E40];&quot;,&quot;;[.D41])" office:value-type="string" office:string-value="0,13,25,37,50,62,74,86,98,109,120,131,142,152,162,171,180,189,197,205,212,219,225,231,236,240,244,247,250,252,254,255,255,255,254,252,250,247,244,240">
            <text:p>0,13,25,37,50,62,74,86,98,109,120,131,142,152,162,171,180,189,197,205,212,219,225,231,236,240,244,247,250,252,254,255,255,255,254,252,250,247,244,2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255*SIN([.B42]*3.1415926/(16*4))" office:value-type="float" office:value="235.589284058829">
            <text:p>235.5892840588</text:p>
          </table:table-cell>
          <table:table-cell table:formula="of:=ROUND([.C42];0)" office:value-type="float" office:value="236">
            <text:p>236</text:p>
          </table:table-cell>
          <table:table-cell table:formula="of:=CONCATENATE([.E41];&quot;,&quot;;[.D42])" office:value-type="string" office:string-value="0,13,25,37,50,62,74,86,98,109,120,131,142,152,162,171,180,189,197,205,212,219,225,231,236,240,244,247,250,252,254,255,255,255,254,252,250,247,244,240,236">
            <text:p>0,13,25,37,50,62,74,86,98,109,120,131,142,152,162,171,180,189,197,205,212,219,225,231,236,240,244,247,250,252,254,255,255,255,254,252,250,247,244,240,2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255*SIN([.B43]*3.1415926/(16*4))" office:value-type="float" office:value="230.517273489464">
            <text:p>230.5172734895</text:p>
          </table:table-cell>
          <table:table-cell table:formula="of:=ROUND([.C43];0)" office:value-type="float" office:value="231">
            <text:p>231</text:p>
          </table:table-cell>
          <table:table-cell table:formula="of:=CONCATENATE([.E42];&quot;,&quot;;[.D43])" office:value-type="string" office:string-value="0,13,25,37,50,62,74,86,98,109,120,131,142,152,162,171,180,189,197,205,212,219,225,231,236,240,244,247,250,252,254,255,255,255,254,252,250,247,244,240,236,231">
            <text:p>0,13,25,37,50,62,74,86,98,109,120,131,142,152,162,171,180,189,197,205,212,219,225,231,236,240,244,247,250,252,254,255,255,255,254,252,250,247,244,240,236,2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255*SIN([.B44]*3.1415926/(16*4))" office:value-type="float" office:value="224.889926636277">
            <text:p>224.8899266363</text:p>
          </table:table-cell>
          <table:table-cell table:formula="of:=ROUND([.C44];0)" office:value-type="float" office:value="225">
            <text:p>225</text:p>
          </table:table-cell>
          <table:table-cell table:formula="of:=CONCATENATE([.E43];&quot;,&quot;;[.D44])" office:value-type="string" office:string-value="0,13,25,37,50,62,74,86,98,109,120,131,142,152,162,171,180,189,197,205,212,219,225,231,236,240,244,247,250,252,254,255,255,255,254,252,250,247,244,240,236,231,225">
            <text:p>0,13,25,37,50,62,74,86,98,109,120,131,142,152,162,171,180,189,197,205,212,219,225,231,236,240,244,247,250,252,254,255,255,255,254,252,250,247,244,240,236,231,2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255*SIN([.B45]*3.1415926/(16*4))" office:value-type="float" office:value="218.720800270272">
            <text:p>218.7208002703</text:p>
          </table:table-cell>
          <table:table-cell table:formula="of:=ROUND([.C45];0)" office:value-type="float" office:value="219">
            <text:p>219</text:p>
          </table:table-cell>
          <table:table-cell table:formula="of:=CONCATENATE([.E44];&quot;,&quot;;[.D45])" office:value-type="string" office:string-value="0,13,25,37,50,62,74,86,98,109,120,131,142,152,162,171,180,189,197,205,212,219,225,231,236,240,244,247,250,252,254,255,255,255,254,252,250,247,244,240,236,231,225,219">
            <text:p>0,13,25,37,50,62,74,86,98,109,120,131,142,152,162,171,180,189,197,205,212,219,225,231,236,240,244,247,250,252,254,255,255,255,254,252,250,247,244,240,236,231,225,2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255*SIN([.B46]*3.1415926/(16*4))" office:value-type="float" office:value="212.024756356709">
            <text:p>212.0247563567</text:p>
          </table:table-cell>
          <table:table-cell table:formula="of:=ROUND([.C46];0)" office:value-type="float" office:value="212">
            <text:p>212</text:p>
          </table:table-cell>
          <table:table-cell table:formula="of:=CONCATENATE([.E45];&quot;,&quot;;[.D46])" office:value-type="string" office:string-value="0,13,25,37,50,62,74,86,98,109,120,131,142,152,162,171,180,189,197,205,212,219,225,231,236,240,244,247,250,252,254,255,255,255,254,252,250,247,244,240,236,231,225,219,212">
            <text:p>0,13,25,37,50,62,74,86,98,109,120,131,142,152,162,171,180,189,197,205,212,219,225,231,236,240,244,247,250,252,254,255,255,255,254,252,250,247,244,240,236,231,225,219,2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255*SIN([.B47]*3.1415926/(16*4))" office:value-type="float" office:value="204.817926251331">
            <text:p>204.8179262513</text:p>
          </table:table-cell>
          <table:table-cell table:formula="of:=ROUND([.C47];0)" office:value-type="float" office:value="205">
            <text:p>205</text:p>
          </table:table-cell>
          <table:table-cell table:formula="of:=CONCATENATE([.E46];&quot;,&quot;;[.D47])" office:value-type="string" office:string-value="0,13,25,37,50,62,74,86,98,109,120,131,142,152,162,171,180,189,197,205,212,219,225,231,236,240,244,247,250,252,254,255,255,255,254,252,250,247,244,240,236,231,225,219,212,205">
            <text:p>0,13,25,37,50,62,74,86,98,109,120,131,142,152,162,171,180,189,197,205,212,219,225,231,236,240,244,247,250,252,254,255,255,255,254,252,250,247,244,240,236,231,225,219,212,2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255*SIN([.B48]*3.1415926/(16*4))" office:value-type="float" office:value="197.117671838511">
            <text:p>197.1176718385</text:p>
          </table:table-cell>
          <table:table-cell table:formula="of:=ROUND([.C48];0)" office:value-type="float" office:value="197">
            <text:p>197</text:p>
          </table:table-cell>
          <table:table-cell table:formula="of:=CONCATENATE([.E47];&quot;,&quot;;[.D48])" office:value-type="string" office:string-value="0,13,25,37,50,62,74,86,98,109,120,131,142,152,162,171,180,189,197,205,212,219,225,231,236,240,244,247,250,252,254,255,255,255,254,252,250,247,244,240,236,231,225,219,212,205,197">
            <text:p>0,13,25,37,50,62,74,86,98,109,120,131,142,152,162,171,180,189,197,205,212,219,225,231,236,240,244,247,250,252,254,255,255,255,254,252,250,247,244,240,236,231,225,219,212,205,1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255*SIN([.B49]*3.1415926/(16*4))" office:value-type="float" office:value="188.942543704962">
            <text:p>188.942543705</text:p>
          </table:table-cell>
          <table:table-cell table:formula="of:=ROUND([.C49];0)" office:value-type="float" office:value="189">
            <text:p>189</text:p>
          </table:table-cell>
          <table:table-cell table:formula="of:=CONCATENATE([.E48];&quot;,&quot;;[.D49])" office:value-type="string" office:string-value="0,13,25,37,50,62,74,86,98,109,120,131,142,152,162,171,180,189,197,205,212,219,225,231,236,240,244,247,250,252,254,255,255,255,254,252,250,247,244,240,236,231,225,219,212,205,197,189">
            <text:p>0,13,25,37,50,62,74,86,98,109,120,131,142,152,162,171,180,189,197,205,212,219,225,231,236,240,244,247,250,252,254,255,255,255,254,252,250,247,244,240,236,231,225,219,212,205,197,1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255*SIN([.B50]*3.1415926/(16*4))" office:value-type="float" office:value="180.312236449741">
            <text:p>180.3122364497</text:p>
          </table:table-cell>
          <table:table-cell table:formula="of:=ROUND([.C50];0)" office:value-type="float" office:value="180">
            <text:p>180</text:p>
          </table:table-cell>
          <table:table-cell table:formula="of:=CONCATENATE([.E49];&quot;,&quot;;[.D50])" office:value-type="string" office:string-value="0,13,25,37,50,62,74,86,98,109,120,131,142,152,162,171,180,189,197,205,212,219,225,231,236,240,244,247,250,252,254,255,255,255,254,252,250,247,244,240,236,231,225,219,212,205,197,189,180">
            <text:p>0,13,25,37,50,62,74,86,98,109,120,131,142,152,162,171,180,189,197,205,212,219,225,231,236,240,244,247,250,252,254,255,255,255,254,252,250,247,244,240,236,231,225,219,212,205,197,189,1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255*SIN([.B51]*3.1415926/(16*4))" office:value-type="float" office:value="171.247541238242">
            <text:p>171.2475412382</text:p>
          </table:table-cell>
          <table:table-cell table:formula="of:=ROUND([.C51];0)" office:value-type="float" office:value="171">
            <text:p>171</text:p>
          </table:table-cell>
          <table:table-cell table:formula="of:=CONCATENATE([.E50];&quot;,&quot;;[.D51])" office:value-type="string" office:string-value="0,13,25,37,50,62,74,86,98,109,120,131,142,152,162,171,180,189,197,205,212,219,225,231,236,240,244,247,250,252,254,255,255,255,254,252,250,247,244,240,236,231,225,219,212,205,197,189,180,171">
            <text:p>0,13,25,37,50,62,74,86,98,109,120,131,142,152,162,171,180,189,197,205,212,219,225,231,236,240,244,247,250,252,254,255,255,255,254,252,250,247,244,240,236,231,225,219,212,205,197,189,180,1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255*SIN([.B52]*3.1415926/(16*4))" office:value-type="float" office:value="161.77029571446">
            <text:p>161.7702957145</text:p>
          </table:table-cell>
          <table:table-cell table:formula="of:=ROUND([.C52];0)" office:value-type="float" office:value="162">
            <text:p>162</text:p>
          </table:table-cell>
          <table:table-cell table:formula="of:=CONCATENATE([.E51];&quot;,&quot;;[.D52])" office:value-type="string" office:string-value="0,13,25,37,50,62,74,86,98,109,120,131,142,152,162,171,180,189,197,205,212,219,225,231,236,240,244,247,250,252,254,255,255,255,254,252,250,247,244,240,236,231,225,219,212,205,197,189,180,171,162">
            <text:p>0,13,25,37,50,62,74,86,98,109,120,131,142,152,162,171,180,189,197,205,212,219,225,231,236,240,244,247,250,252,254,255,255,255,254,252,250,247,244,240,236,231,225,219,212,205,197,189,180,171,1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255*SIN([.B53]*3.1415926/(16*4))" office:value-type="float" office:value="151.90333139219">
            <text:p>151.9033313922</text:p>
          </table:table-cell>
          <table:table-cell table:formula="of:=ROUND([.C53];0)" office:value-type="float" office:value="152">
            <text:p>152</text:p>
          </table:table-cell>
          <table:table-cell table:formula="of:=CONCATENATE([.E52];&quot;,&quot;;[.D53])" office:value-type="string" office:string-value="0,13,25,37,50,62,74,86,98,109,120,131,142,152,162,171,180,189,197,205,212,219,225,231,236,240,244,247,250,252,254,255,255,255,254,252,250,247,244,240,236,231,225,219,212,205,197,189,180,171,162,152">
            <text:p>0,13,25,37,50,62,74,86,98,109,120,131,142,152,162,171,180,189,197,205,212,219,225,231,236,240,244,247,250,252,254,255,255,255,254,252,250,247,244,240,236,231,225,219,212,205,197,189,180,171,162,1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255*SIN([.B54]*3.1415926/(16*4))" office:value-type="float" office:value="141.670418651918">
            <text:p>141.6704186519</text:p>
          </table:table-cell>
          <table:table-cell table:formula="of:=ROUND([.C54];0)" office:value-type="float" office:value="142">
            <text:p>142</text:p>
          </table:table-cell>
          <table:table-cell table:formula="of:=CONCATENATE([.E53];&quot;,&quot;;[.D54])" office:value-type="string" office:string-value="0,13,25,37,50,62,74,86,98,109,120,131,142,152,162,171,180,189,197,205,212,219,225,231,236,240,244,247,250,252,254,255,255,255,254,252,250,247,244,240,236,231,225,219,212,205,197,189,180,171,162,152,142">
            <text:p>0,13,25,37,50,62,74,86,98,109,120,131,142,152,162,171,180,189,197,205,212,219,225,231,236,240,244,247,250,252,254,255,255,255,254,252,250,247,244,240,236,231,225,219,212,205,197,189,180,171,162,152,1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255*SIN([.B55]*3.1415926/(16*4))" office:value-type="float" office:value="131.096209475892">
            <text:p>131.0962094759</text:p>
          </table:table-cell>
          <table:table-cell table:formula="of:=ROUND([.C55];0)" office:value-type="float" office:value="131">
            <text:p>131</text:p>
          </table:table-cell>
          <table:table-cell table:formula="of:=CONCATENATE([.E54];&quot;,&quot;;[.D55])" office:value-type="string" office:string-value="0,13,25,37,50,62,74,86,98,109,120,131,142,152,162,171,180,189,197,205,212,219,225,231,236,240,244,247,250,252,254,255,255,255,254,252,250,247,244,240,236,231,225,219,212,205,197,189,180,171,162,152,142,131">
            <text:p>0,13,25,37,50,62,74,86,98,109,120,131,142,152,162,171,180,189,197,205,212,219,225,231,236,240,244,247,250,252,254,255,255,255,254,252,250,247,244,240,236,231,225,219,212,205,197,189,180,171,162,152,142,1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255*SIN([.B56]*3.1415926/(16*4))" office:value-type="float" office:value="120.206178059339">
            <text:p>120.2061780593</text:p>
          </table:table-cell>
          <table:table-cell table:formula="of:=ROUND([.C56];0)" office:value-type="float" office:value="120">
            <text:p>120</text:p>
          </table:table-cell>
          <table:table-cell table:formula="of:=CONCATENATE([.E55];&quot;,&quot;;[.D56])" office:value-type="string" office:string-value="0,13,25,37,50,62,74,86,98,109,120,131,142,152,162,171,180,189,197,205,212,219,225,231,236,240,244,247,250,252,254,255,255,255,254,252,250,247,244,240,236,231,225,219,212,205,197,189,180,171,162,152,142,131,120">
            <text:p>0,13,25,37,50,62,74,86,98,109,120,131,142,152,162,171,180,189,197,205,212,219,225,231,236,240,244,247,250,252,254,255,255,255,254,252,250,247,244,240,236,231,225,219,212,205,197,189,180,171,162,152,142,131,1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255*SIN([.B57]*3.1415926/(16*4))" office:value-type="float" office:value="109.026559440902">
            <text:p>109.0265594409</text:p>
          </table:table-cell>
          <table:table-cell table:formula="of:=ROUND([.C57];0)" office:value-type="float" office:value="109">
            <text:p>109</text:p>
          </table:table-cell>
          <table:table-cell table:formula="of:=CONCATENATE([.E56];&quot;,&quot;;[.D57])" office:value-type="string" office:string-value="0,13,25,37,50,62,74,86,98,109,120,131,142,152,162,171,180,189,197,205,212,219,225,231,236,240,244,247,250,252,254,255,255,255,254,252,250,247,244,240,236,231,225,219,212,205,197,189,180,171,162,152,142,131,120,109">
            <text:p>0,13,25,37,50,62,74,86,98,109,120,131,142,152,162,171,180,189,197,205,212,219,225,231,236,240,244,247,250,252,254,255,255,255,254,252,250,247,244,240,236,231,225,219,212,205,197,189,180,171,162,152,142,131,120,1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255*SIN([.B58]*3.1415926/(16*4))" office:value-type="float" office:value="97.584286300131">
            <text:p>97.5842863001</text:p>
          </table:table-cell>
          <table:table-cell table:formula="of:=ROUND([.C58];0)" office:value-type="float" office:value="98">
            <text:p>98</text:p>
          </table:table-cell>
          <table:table-cell table:formula="of:=CONCATENATE([.E57];&quot;,&quot;;[.D58])" office:value-type="string" office:string-value="0,13,25,37,50,62,74,86,98,109,120,131,142,152,162,171,180,189,197,205,212,219,225,231,236,240,244,247,250,252,254,255,255,255,254,252,250,247,244,240,236,231,225,219,212,205,197,189,180,171,162,152,142,131,120,109,98">
            <text:p>0,13,25,37,50,62,74,86,98,109,120,131,142,152,162,171,180,189,197,205,212,219,225,231,236,240,244,247,250,252,254,255,255,255,254,252,250,247,244,240,236,231,225,219,212,205,197,189,180,171,162,152,142,131,120,109,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255*SIN([.B59]*3.1415926/(16*4))" office:value-type="float" office:value="85.9069240743082">
            <text:p>85.9069240743</text:p>
          </table:table-cell>
          <table:table-cell table:formula="of:=ROUND([.C59];0)" office:value-type="float" office:value="86">
            <text:p>86</text:p>
          </table:table-cell>
          <table:table-cell table:formula="of:=CONCATENATE([.E58];&quot;,&quot;;[.D59])" office:value-type="string" office:string-value="0,13,25,37,50,62,74,86,98,109,120,131,142,152,162,171,180,189,197,205,212,219,225,231,236,240,244,247,250,252,254,255,255,255,254,252,250,247,244,240,236,231,225,219,212,205,197,189,180,171,162,152,142,131,120,109,98,86">
            <text:p>0,13,25,37,50,62,74,86,98,109,120,131,142,152,162,171,180,189,197,205,212,219,225,231,236,240,244,247,250,252,254,255,255,255,254,252,250,247,244,240,236,231,225,219,212,205,197,189,180,171,162,152,142,131,120,109,98,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255*SIN([.B60]*3.1415926/(16*4))" office:value-type="float" office:value="74.0226045508917">
            <text:p>74.0226045509</text:p>
          </table:table-cell>
          <table:table-cell table:formula="of:=ROUND([.C60];0)" office:value-type="float" office:value="74">
            <text:p>74</text:p>
          </table:table-cell>
          <table:table-cell table:formula="of:=CONCATENATE([.E59];&quot;,&quot;;[.D60])" office:value-type="string" office:string-value="0,13,25,37,50,62,74,86,98,109,120,131,142,152,162,171,180,189,197,205,212,219,225,231,236,240,244,247,250,252,254,255,255,255,254,252,250,247,244,240,236,231,225,219,212,205,197,189,180,171,162,152,142,131,120,109,98,86,74">
            <text:p>0,13,25,37,50,62,74,86,98,109,120,131,142,152,162,171,180,189,197,205,212,219,225,231,236,240,244,247,250,252,254,255,255,255,254,252,250,247,244,240,236,231,225,219,212,205,197,189,180,171,162,152,142,131,120,109,98,86,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255*SIN([.B61]*3.1415926/(16*4))" office:value-type="float" office:value="61.9599580955804">
            <text:p>61.9599580956</text:p>
          </table:table-cell>
          <table:table-cell table:formula="of:=ROUND([.C61];0)" office:value-type="float" office:value="62">
            <text:p>62</text:p>
          </table:table-cell>
          <table:table-cell table:formula="of:=CONCATENATE([.E60];&quot;,&quot;;[.D61])" office:value-type="string" office:string-value="0,13,25,37,50,62,74,86,98,109,120,131,142,152,162,171,180,189,197,205,212,219,225,231,236,240,244,247,250,252,254,255,255,255,254,252,250,247,244,240,236,231,225,219,212,205,197,189,180,171,162,152,142,131,120,109,98,86,74,62">
            <text:p>0,13,25,37,50,62,74,86,98,109,120,131,142,152,162,171,180,189,197,205,212,219,225,231,236,240,244,247,250,252,254,255,255,255,254,252,250,247,244,240,236,231,225,219,212,205,197,189,180,171,162,152,142,131,120,109,98,86,74,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255*SIN([.B62]*3.1415926/(16*4))" office:value-type="float" office:value="49.7480446792569">
            <text:p>49.7480446793</text:p>
          </table:table-cell>
          <table:table-cell table:formula="of:=ROUND([.C62];0)" office:value-type="float" office:value="50">
            <text:p>50</text:p>
          </table:table-cell>
          <table:table-cell table:formula="of:=CONCATENATE([.E61];&quot;,&quot;;[.D62])" office:value-type="string" office:string-value="0,13,25,37,50,62,74,86,98,109,120,131,142,152,162,171,180,189,197,205,212,219,225,231,236,240,244,247,250,252,254,255,255,255,254,252,250,247,244,240,236,231,225,219,212,205,197,189,180,171,162,152,142,131,120,109,98,86,74,62,50">
            <text:p>0,13,25,37,50,62,74,86,98,109,120,131,142,152,162,171,180,189,197,205,212,219,225,231,236,240,244,247,250,252,254,255,255,255,254,252,250,247,244,240,236,231,225,219,212,205,197,189,180,171,162,152,142,131,120,109,98,86,74,62,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255*SIN([.B63]*3.1415926/(16*4))" office:value-type="float" office:value="37.4162838699748">
            <text:p>37.41628387</text:p>
          </table:table-cell>
          <table:table-cell table:formula="of:=ROUND([.C63];0)" office:value-type="float" office:value="37">
            <text:p>37</text:p>
          </table:table-cell>
          <table:table-cell table:formula="of:=CONCATENATE([.E62];&quot;,&quot;;[.D63])" office:value-type="string" office:string-value="0,13,25,37,50,62,74,86,98,109,120,131,142,152,162,171,180,189,197,205,212,219,225,231,236,240,244,247,250,252,254,255,255,255,254,252,250,247,244,240,236,231,225,219,212,205,197,189,180,171,162,152,142,131,120,109,98,86,74,62,50,37">
            <text:p>0,13,25,37,50,62,74,86,98,109,120,131,142,152,162,171,180,189,197,205,212,219,225,231,236,240,244,247,250,252,254,255,255,255,254,252,250,247,244,240,236,231,225,219,212,205,197,189,180,171,162,152,142,131,120,109,98,86,74,62,50,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255*SIN([.B64]*3.1415926/(16*4))" office:value-type="float" office:value="24.9943839586452">
            <text:p>24.9943839586</text:p>
          </table:table-cell>
          <table:table-cell table:formula="of:=ROUND([.C64];0)" office:value-type="float" office:value="25">
            <text:p>25</text:p>
          </table:table-cell>
          <table:table-cell table:formula="of:=CONCATENATE([.E63];&quot;,&quot;;[.D64])" office:value-type="string" office:string-value="0,13,25,37,50,62,74,86,98,109,120,131,142,152,162,171,180,189,197,205,212,219,225,231,236,240,244,247,250,252,254,255,255,255,254,252,250,247,244,240,236,231,225,219,212,205,197,189,180,171,162,152,142,131,120,109,98,86,74,62,50,37,25">
            <text:p>0,13,25,37,50,62,74,86,98,109,120,131,142,152,162,171,180,189,197,205,212,219,225,231,236,240,244,247,250,252,254,255,255,255,254,252,250,247,244,240,236,231,225,219,212,205,197,189,180,171,162,152,142,131,120,109,98,86,74,62,50,37,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255*SIN([.B65]*3.1415926/(16*4))" office:value-type="float" office:value="12.5122703891636">
            <text:p>12.5122703892</text:p>
          </table:table-cell>
          <table:table-cell table:formula="of:=ROUND([.C65];0)" office:value-type="float" office:value="13">
            <text:p>13</text:p>
          </table:table-cell>
          <table:table-cell table:formula="of:=CONCATENATE([.E64];&quot;,&quot;;[.D65])" office:value-type="string" office:string-value="0,13,25,37,50,62,74,86,98,109,120,131,142,152,162,171,180,189,197,205,212,219,225,231,236,240,244,247,250,252,254,255,255,255,254,252,250,247,244,240,236,231,225,219,212,205,197,189,180,171,162,152,142,131,120,109,98,86,74,62,50,37,25,13">
            <text:p>0,13,25,37,50,62,74,86,98,109,120,131,142,152,162,171,180,189,197,205,212,219,225,231,236,240,244,247,250,252,254,255,255,255,254,252,250,247,244,240,236,231,225,219,212,205,197,189,180,171,162,152,142,131,120,109,98,86,74,62,50,37,25,13</text:p>
          </table:table-cell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2"/>
          <table:table-cell>
            <draw:frame table:end-cell-address="Sheet2.F16" table:end-x="0.522in" table:end-y="0.1382in" draw:z-index="0" draw:style-name="gr1" svg:width="3.1492in" svg:height="2.7555in" svg:x="0.0398in" svg:y="0.0394in">
              <draw:object draw:notify-on-update-of-ranges="Sheet2.A4:Sheet2.A38 Sheet2.B4:Sheet2.B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0.022">
            <text:p>0.02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3">
            <text:p>0.7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44">
            <text:p>1.4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67">
            <text:p>1.6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1">
            <text:p>2.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3">
            <text:p>2.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75">
            <text:p>2.7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94">
            <text:p>2.9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13">
            <text:p>3.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3">
            <text:p>3.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8">
            <text:p>3.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95">
            <text:p>3.9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1">
            <text:p>4.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2">
            <text:p>4.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3">
            <text:p>4.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43">
            <text:p>4.4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53">
            <text:p>4.5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.6">
            <text:p>4.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.68">
            <text:p>4.6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73">
            <text:p>4.7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.79">
            <text:p>4.7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.83">
            <text:p>4.8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.87">
            <text:p>4.8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.89">
            <text:p>4.8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.87">
            <text:p>4.8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.83">
            <text:p>4.8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.79">
            <text:p>4.79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6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formula="of:=255*(36^2-(36-[.F1])^2)^0.5/36" office:value-type="float" office:value="0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255*(36^2-(36-[.F2])^2)^0.5/36" office:value-type="float" office:value="59.6852275599992">
            <text:p>6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255*(34^2-(34-[.D3])^2)^0.5/3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55*(36^2-(36-[.F3])^2)^0.5/36" office:value-type="float" office:value="83.8111302605779">
            <text:p>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255*(34^2-(34-[.D4])^2)^0.5/34" office:value-type="float" office:value="61.3901457890434">
            <text:p>61.390145789</text:p>
          </table:table-cell>
          <table:table-cell office:value-type="float" office:value="3">
            <text:p>3</text:p>
          </table:table-cell>
          <table:table-cell table:formula="of:=255*(36^2-(36-[.F4])^2)^0.5/36" office:value-type="float" office:value="101.911419870395">
            <text:p>102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255*(32^2-(32-[.B5])^2)^0.5/3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55*(34^2-(34-[.D5])^2)^0.5/34" office:value-type="float" office:value="86.1684396980704">
            <text:p>86.1684396981</text:p>
          </table:table-cell>
          <table:table-cell office:value-type="float" office:value="4">
            <text:p>4</text:p>
          </table:table-cell>
          <table:table-cell table:formula="of:=255*(36^2-(36-[.F5])^2)^0.5/36" office:value-type="float" office:value="116.821326059167">
            <text:p>117</text:p>
          </table:table-cell>
          <table:table-cell table:formula="of:=[.G5]" office:value-type="float" office:value="116.821326059167">
            <text:p>116.821326059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55*(32^2-(32-[.B6])^2)^0.5/32" office:value-type="float" office:value="63.2499922801379">
            <text:p>63.2499922801</text:p>
          </table:table-cell>
          <table:table-cell office:value-type="float" office:value="3">
            <text:p>3</text:p>
          </table:table-cell>
          <table:table-cell table:formula="of:=255*(34^2-(34-[.D6])^2)^0.5/34" office:value-type="float" office:value="104.731800328267">
            <text:p>104.7318003283</text:p>
          </table:table-cell>
          <table:table-cell office:value-type="float" office:value="5">
            <text:p>5</text:p>
          </table:table-cell>
          <table:table-cell table:formula="of:=255*(36^2-(36-[.F6])^2)^0.5/36" office:value-type="float" office:value="129.646286958872">
            <text:p>130</text:p>
          </table:table-cell>
          <table:table-cell table:formula="of:=CONCATENATE([.H5];&quot;,&quot;;[.G6])" office:value-type="string" office:string-value="116.821326059167,129.646286958872">
            <text:p>116.821326059167,129.646286958872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255*(32^2-(32-[.B7])^2)^0.5/32" office:value-type="float" office:value="88.7362445326035">
            <text:p>88.7362445326</text:p>
          </table:table-cell>
          <table:table-cell office:value-type="float" office:value="4">
            <text:p>4</text:p>
          </table:table-cell>
          <table:table-cell table:formula="of:=255*(34^2-(34-[.D7])^2)^0.5/34" office:value-type="float" office:value="120">
            <text:p>120</text:p>
          </table:table-cell>
          <table:table-cell office:value-type="float" office:value="6">
            <text:p>6</text:p>
          </table:table-cell>
          <table:table-cell table:formula="of:=255*(36^2-(36-[.F7])^2)^0.5/36" office:value-type="float" office:value="140.956553590105">
            <text:p>141</text:p>
          </table:table-cell>
          <table:table-cell table:formula="of:=CONCATENATE([.H6];&quot;,&quot;;[.G7])" office:value-type="string" office:string-value="116.821326059167,129.646286958872,140.956553590105">
            <text:p>116.821326059167,129.646286958872,140.95655359010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255*(32^2-(32-[.B8])^2)^0.5/32" office:value-type="float" office:value="107.799251903422">
            <text:p>107.7992519034</text:p>
          </table:table-cell>
          <table:table-cell office:value-type="float" office:value="5">
            <text:p>5</text:p>
          </table:table-cell>
          <table:table-cell table:formula="of:=255*(34^2-(34-[.D8])^2)^0.5/34" office:value-type="float" office:value="133.111795119741">
            <text:p>133.1117951197</text:p>
          </table:table-cell>
          <table:table-cell office:value-type="float" office:value="7">
            <text:p>7</text:p>
          </table:table-cell>
          <table:table-cell table:formula="of:=255*(36^2-(36-[.F8])^2)^0.5/36" office:value-type="float" office:value="151.092663804553">
            <text:p>151</text:p>
          </table:table-cell>
          <table:table-cell table:formula="of:=CONCATENATE([.H7];&quot;,&quot;;[.G8])" office:value-type="string" office:string-value="116.821326059167,129.646286958872,140.956553590105,151.092663804553">
            <text:p>116.821326059167,129.646286958872,140.956553590105,151.09266380455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255*(32^2-(32-[.B9])^2)^0.5/32" office:value-type="float" office:value="123.451344160361">
            <text:p>123.4513441604</text:p>
          </table:table-cell>
          <table:table-cell office:value-type="float" office:value="6">
            <text:p>6</text:p>
          </table:table-cell>
          <table:table-cell table:formula="of:=255*(34^2-(34-[.D9])^2)^0.5/34" office:value-type="float" office:value="144.654761414894">
            <text:p>144.6547614149</text:p>
          </table:table-cell>
          <table:table-cell office:value-type="float" office:value="8">
            <text:p>8</text:p>
          </table:table-cell>
          <table:table-cell table:formula="of:=255*(36^2-(36-[.F9])^2)^0.5/36" office:value-type="float" office:value="160.277537068951">
            <text:p>160</text:p>
          </table:table-cell>
          <table:table-cell table:formula="of:=CONCATENATE([.H8];&quot;,&quot;;[.G9])" office:value-type="string" office:string-value="116.821326059167,129.646286958872,140.956553590105,151.092663804553,160.277537068951">
            <text:p>116.821326059167,129.646286958872,140.956553590105,151.092663804553,160.27753706895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255*(32^2-(32-[.B10])^2)^0.5/32" office:value-type="float" office:value="136.867775922375">
            <text:p>136.8677759224</text:p>
          </table:table-cell>
          <table:table-cell office:value-type="float" office:value="7">
            <text:p>7</text:p>
          </table:table-cell>
          <table:table-cell table:formula="of:=255*(34^2-(34-[.D10])^2)^0.5/34" office:value-type="float" office:value="154.979837398289">
            <text:p>154.9798373983</text:p>
          </table:table-cell>
          <table:table-cell office:value-type="float" office:value="9">
            <text:p>9</text:p>
          </table:table-cell>
          <table:table-cell table:formula="of:=255*(36^2-(36-[.F10])^2)^0.5/36" office:value-type="float" office:value="168.666646080368">
            <text:p>169</text:p>
          </table:table-cell>
          <table:table-cell table:formula="of:=CONCATENATE([.H9];&quot;,&quot;;[.G10])" office:value-type="string" office:string-value="116.821326059167,129.646286958872,140.956553590105,151.092663804553,160.277537068951,168.666646080368">
            <text:p>116.821326059167,129.646286958872,140.956553590105,151.092663804553,160.277537068951,168.66664608036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255*(32^2-(32-[.B11])^2)^0.5/32" office:value-type="float" office:value="148.655103658603">
            <text:p>148.6551036586</text:p>
          </table:table-cell>
          <table:table-cell office:value-type="float" office:value="8">
            <text:p>8</text:p>
          </table:table-cell>
          <table:table-cell table:formula="of:=255*(34^2-(34-[.D11])^2)^0.5/34" office:value-type="float" office:value="164.31676725155">
            <text:p>164.3167672516</text:p>
          </table:table-cell>
          <table:table-cell office:value-type="float" office:value="10">
            <text:p>10</text:p>
          </table:table-cell>
          <table:table-cell table:formula="of:=255*(36^2-(36-[.F11])^2)^0.5/36" office:value-type="float" office:value="176.373577638174">
            <text:p>176</text:p>
          </table:table-cell>
          <table:table-cell table:formula="of:=CONCATENATE([.H10];&quot;,&quot;;[.G11])" office:value-type="string" office:string-value="116.821326059167,129.646286958872,140.956553590105,151.092663804553,160.277537068951,168.666646080368,176.373577638174">
            <text:p>116.821326059167,129.646286958872,140.956553590105,151.092663804553,160.277537068951,168.666646080368,176.37357763817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255*(32^2-(32-[.B12])^2)^0.5/32" office:value-type="float" office:value="159.175656582398">
            <text:p>159.1756565824</text:p>
          </table:table-cell>
          <table:table-cell office:value-type="float" office:value="9">
            <text:p>9</text:p>
          </table:table-cell>
          <table:table-cell table:formula="of:=255*(34^2-(34-[.D12])^2)^0.5/34" office:value-type="float" office:value="172.825779327044">
            <text:p>172.825779327</text:p>
          </table:table-cell>
          <table:table-cell office:value-type="float" office:value="11">
            <text:p>11</text:p>
          </table:table-cell>
          <table:table-cell table:formula="of:=255*(36^2-(36-[.F12])^2)^0.5/36" office:value-type="float" office:value="183.484312832339">
            <text:p>183</text:p>
          </table:table-cell>
          <table:table-cell table:formula="of:=CONCATENATE([.H11];&quot;,&quot;;[.G12])" office:value-type="string" office:string-value="116.821326059167,129.646286958872,140.956553590105,151.092663804553,160.277537068951,168.666646080368,176.373577638174,183.484312832339">
            <text:p>116.821326059167,129.646286958872,140.956553590105,151.092663804553,160.277537068951,168.666646080368,176.373577638174,183.48431283233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255*(32^2-(32-[.B13])^2)^0.5/32" office:value-type="float" office:value="168.666646080368">
            <text:p>168.6666460804</text:p>
          </table:table-cell>
          <table:table-cell office:value-type="float" office:value="10">
            <text:p>10</text:p>
          </table:table-cell>
          <table:table-cell table:formula="of:=255*(34^2-(34-[.D13])^2)^0.5/34" office:value-type="float" office:value="180.623918681884">
            <text:p>180.6239186819</text:p>
          </table:table-cell>
          <table:table-cell office:value-type="float" office:value="12">
            <text:p>12</text:p>
          </table:table-cell>
          <table:table-cell table:formula="of:=255*(36^2-(36-[.F13])^2)^0.5/36" office:value-type="float" office:value="190.065778087482">
            <text:p>190</text:p>
          </table:table-cell>
          <table:table-cell table:formula="of:=CONCATENATE([.H12];&quot;,&quot;;[.G13])" office:value-type="string" office:string-value="116.821326059167,129.646286958872,140.956553590105,151.092663804553,160.277537068951,168.666646080368,176.373577638174,183.484312832339,190.065778087482">
            <text:p>116.821326059167,129.646286958872,140.956553590105,151.092663804553,160.277537068951,168.666646080368,176.373577638174,183.484312832339,190.06577808748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255*(32^2-(32-[.B14])^2)^0.5/32" office:value-type="float" office:value="177.293495082131">
            <text:p>177.2934950821</text:p>
          </table:table-cell>
          <table:table-cell office:value-type="float" office:value="11">
            <text:p>11</text:p>
          </table:table-cell>
          <table:table-cell table:formula="of:=255*(34^2-(34-[.D14])^2)^0.5/34" office:value-type="float" office:value="187.799760383234">
            <text:p>187.7997603832</text:p>
          </table:table-cell>
          <table:table-cell office:value-type="float" office:value="13">
            <text:p>13</text:p>
          </table:table-cell>
          <table:table-cell table:formula="of:=255*(36^2-(36-[.F14])^2)^0.5/36" office:value-type="float" office:value="196.171251008455">
            <text:p>196</text:p>
          </table:table-cell>
          <table:table-cell table:formula="of:=CONCATENATE([.H13];&quot;,&quot;;[.G14])" office:value-type="string" office:string-value="116.821326059167,129.646286958872,140.956553590105,151.092663804553,160.277537068951,168.666646080368,176.373577638174,183.484312832339,190.065778087482,196.171251008455">
            <text:p>116.821326059167,129.646286958872,140.956553590105,151.092663804553,160.277537068951,168.666646080368,176.373577638174,183.484312832339,190.065778087482,196.17125100845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255*(32^2-(32-[.B15])^2)^0.5/32" office:value-type="float" office:value="185.177016240542">
            <text:p>185.1770162405</text:p>
          </table:table-cell>
          <table:table-cell office:value-type="float" office:value="12">
            <text:p>12</text:p>
          </table:table-cell>
          <table:table-cell table:formula="of:=255*(34^2-(34-[.D15])^2)^0.5/34" office:value-type="float" office:value="194.422220952236">
            <text:p>194.4222209522</text:p>
          </table:table-cell>
          <table:table-cell office:value-type="float" office:value="14">
            <text:p>14</text:p>
          </table:table-cell>
          <table:table-cell table:formula="of:=255*(36^2-(36-[.F15])^2)^0.5/36" office:value-type="float" office:value="201.843930357646">
            <text:p>202</text:p>
          </table:table-cell>
          <table:table-cell table:formula="of:=CONCATENATE([.H14];&quot;,&quot;;[.G15])" office:value-type="string" office:string-value="116.821326059167,129.646286958872,140.956553590105,151.092663804553,160.277537068951,168.666646080368,176.373577638174,183.484312832339,190.065778087482,196.171251008455,201.843930357646">
            <text:p>116.821326059167,129.646286958872,140.956553590105,151.092663804553,160.277537068951,168.666646080368,176.373577638174,183.484312832339,190.065778087482,196.171251008455,201.843930357646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255*(32^2-(32-[.B16])^2)^0.5/32" office:value-type="float" office:value="192.408599953166">
            <text:p>192.4085999532</text:p>
          </table:table-cell>
          <table:table-cell office:value-type="float" office:value="13">
            <text:p>13</text:p>
          </table:table-cell>
          <table:table-cell table:formula="of:=255*(34^2-(34-[.D16])^2)^0.5/34" office:value-type="float" office:value="200.546129356814">
            <text:p>200.5461293568</text:p>
          </table:table-cell>
          <table:table-cell office:value-type="float" office:value="15">
            <text:p>15</text:p>
          </table:table-cell>
          <table:table-cell table:formula="of:=255*(36^2-(36-[.F16])^2)^0.5/36" office:value-type="float" office:value="207.11937982719">
            <text:p>207</text:p>
          </table:table-cell>
          <table:table-cell table:formula="of:=CONCATENATE([.H15];&quot;,&quot;;[.G16])" office:value-type="string" office:string-value="116.821326059167,129.646286958872,140.956553590105,151.092663804553,160.277537068951,168.666646080368,176.373577638174,183.484312832339,190.065778087482,196.171251008455,201.843930357646,207.11937982719">
            <text:p>116.821326059167,129.646286958872,140.956553590105,151.092663804553,160.277537068951,168.666646080368,176.373577638174,183.484312832339,190.065778087482,196.171251008455,201.843930357646,207.1193798271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255*(32^2-(32-[.B17])^2)^0.5/32" office:value-type="float" office:value="199.059311198949">
            <text:p>199.0593111989</text:p>
          </table:table-cell>
          <table:table-cell office:value-type="float" office:value="14">
            <text:p>14</text:p>
          </table:table-cell>
          <table:table-cell table:formula="of:=255*(34^2-(34-[.D17])^2)^0.5/34" office:value-type="float" office:value="206.215906273013">
            <text:p>206.215906273</text:p>
          </table:table-cell>
          <table:table-cell office:value-type="float" office:value="16">
            <text:p>16</text:p>
          </table:table-cell>
          <table:table-cell table:formula="of:=255*(36^2-(36-[.F17])^2)^0.5/36" office:value-type="float" office:value="212.02725191719">
            <text:p>212</text:p>
          </table:table-cell>
          <table:table-cell table:formula="of:=CONCATENATE([.H16];&quot;,&quot;;[.G17])" office:value-type="string" office:string-value="116.821326059167,129.646286958872,140.956553590105,151.092663804553,160.277537068951,168.666646080368,176.373577638174,183.484312832339,190.065778087482,196.171251008455,201.843930357646,207.11937982719,212.02725191719">
            <text:p>116.821326059167,129.646286958872,140.956553590105,151.092663804553,160.277537068951,168.666646080368,176.373577638174,183.484312832339,190.065778087482,196.171251008455,201.843930357646,207.11937982719,212.0272519171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255*(32^2-(32-[.B18])^2)^0.5/32" office:value-type="float" office:value="205.185641458991">
            <text:p>205.185641459</text:p>
          </table:table-cell>
          <table:table-cell office:value-type="float" office:value="15">
            <text:p>15</text:p>
          </table:table-cell>
          <table:table-cell table:formula="of:=255*(34^2-(34-[.D18])^2)^0.5/34" office:value-type="float" office:value="211.468082698075">
            <text:p>211.4680826981</text:p>
          </table:table-cell>
          <table:table-cell office:value-type="float" office:value="17">
            <text:p>17</text:p>
          </table:table-cell>
          <table:table-cell table:formula="of:=255*(36^2-(36-[.F18])^2)^0.5/36" office:value-type="float" office:value="216.592535395126">
            <text:p>217</text:p>
          </table:table-cell>
          <table:table-cell table:formula="of:=CONCATENATE([.H17];&quot;,&quot;;[.G18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">
            <text:p>116.821326059167,129.646286958872,140.956553590105,151.092663804553,160.277537068951,168.666646080368,176.373577638174,183.484312832339,190.065778087482,196.171251008455,201.843930357646,207.11937982719,212.02725191719,216.592535395126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255*(32^2-(32-[.B19])^2)^0.5/32" office:value-type="float" office:value="210.83330760046">
            <text:p>210.8333076005</text:p>
          </table:table-cell>
          <table:table-cell office:value-type="float" office:value="16">
            <text:p>16</text:p>
          </table:table-cell>
          <table:table-cell table:formula="of:=255*(34^2-(34-[.D19])^2)^0.5/34" office:value-type="float" office:value="216.333076527839">
            <text:p>216.3330765278</text:p>
          </table:table-cell>
          <table:table-cell office:value-type="float" office:value="18">
            <text:p>18</text:p>
          </table:table-cell>
          <table:table-cell table:formula="of:=255*(36^2-(36-[.F19])^2)^0.5/36" office:value-type="float" office:value="220.836477965032">
            <text:p>221</text:p>
          </table:table-cell>
          <table:table-cell table:formula="of:=CONCATENATE([.H18];&quot;,&quot;;[.G19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">
            <text:p>116.821326059167,129.646286958872,140.956553590105,151.092663804553,160.277537068951,168.666646080368,176.373577638174,183.484312832339,190.065778087482,196.171251008455,201.843930357646,207.11937982719,212.02725191719,216.592535395126,220.83647796503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255*(32^2-(32-[.B20])^2)^0.5/32" office:value-type="float" office:value="216.039852280632">
            <text:p>216.0398522806</text:p>
          </table:table-cell>
          <table:table-cell office:value-type="float" office:value="17">
            <text:p>17</text:p>
          </table:table-cell>
          <table:table-cell table:formula="of:=255*(34^2-(34-[.D20])^2)^0.5/34" office:value-type="float" office:value="220.836477965032">
            <text:p>220.836477965</text:p>
          </table:table-cell>
          <table:table-cell office:value-type="float" office:value="19">
            <text:p>19</text:p>
          </table:table-cell>
          <table:table-cell table:formula="of:=255*(36^2-(36-[.F20])^2)^0.5/36" office:value-type="float" office:value="224.777281745484">
            <text:p>225</text:p>
          </table:table-cell>
          <table:table-cell table:formula="of:=CONCATENATE([.H19];&quot;,&quot;;[.G20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255*(32^2-(32-[.B21])^2)^0.5/32" office:value-type="float" office:value="220.836477965032">
            <text:p>220.836477965</text:p>
          </table:table-cell>
          <table:table-cell office:value-type="float" office:value="18">
            <text:p>18</text:p>
          </table:table-cell>
          <table:table-cell table:formula="of:=255*(34^2-(34-[.D21])^2)^0.5/34" office:value-type="float" office:value="225">
            <text:p>225</text:p>
          </table:table-cell>
          <table:table-cell office:value-type="float" office:value="20">
            <text:p>20</text:p>
          </table:table-cell>
          <table:table-cell table:formula="of:=255*(36^2-(36-[.F21])^2)^0.5/36" office:value-type="float" office:value="228.430636201792">
            <text:p>228</text:p>
          </table:table-cell>
          <table:table-cell table:formula="of:=CONCATENATE([.H20];&quot;,&quot;;[.G21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255*(32^2-(32-[.B22])^2)^0.5/32" office:value-type="float" office:value="225.249373525072">
            <text:p>225.2493735251</text:p>
          </table:table-cell>
          <table:table-cell office:value-type="float" office:value="19">
            <text:p>19</text:p>
          </table:table-cell>
          <table:table-cell table:formula="of:=255*(34^2-(34-[.D22])^2)^0.5/34" office:value-type="float" office:value="228.842194535885">
            <text:p>228.8421945359</text:p>
          </table:table-cell>
          <table:table-cell office:value-type="float" office:value="21">
            <text:p>21</text:p>
          </table:table-cell>
          <table:table-cell table:formula="of:=255*(36^2-(36-[.F22])^2)^0.5/36" office:value-type="float" office:value="231.810132436009">
            <text:p>232</text:p>
          </table:table-cell>
          <table:table-cell table:formula="of:=CONCATENATE([.H21];&quot;,&quot;;[.G22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255*(32^2-(32-[.B23])^2)^0.5/32" office:value-type="float" office:value="229.300694708389">
            <text:p>229.3006947084</text:p>
          </table:table-cell>
          <table:table-cell office:value-type="float" office:value="20">
            <text:p>20</text:p>
          </table:table-cell>
          <table:table-cell table:formula="of:=255*(34^2-(34-[.D23])^2)^0.5/34" office:value-type="float" office:value="232.379000772445">
            <text:p>232.3790007724</text:p>
          </table:table-cell>
          <table:table-cell office:value-type="float" office:value="22">
            <text:p>22</text:p>
          </table:table-cell>
          <table:table-cell table:formula="of:=255*(36^2-(36-[.F23])^2)^0.5/36" office:value-type="float" office:value="234.927589316841">
            <text:p>235</text:p>
          </table:table-cell>
          <table:table-cell table:formula="of:=CONCATENATE([.H22];&quot;,&quot;;[.G23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255*(32^2-(32-[.B24])^2)^0.5/32" office:value-type="float" office:value="233.009302305589">
            <text:p>233.0093023056</text:p>
          </table:table-cell>
          <table:table-cell office:value-type="float" office:value="21">
            <text:p>21</text:p>
          </table:table-cell>
          <table:table-cell table:formula="of:=255*(34^2-(34-[.D24])^2)^0.5/34" office:value-type="float" office:value="235.624171086075">
            <text:p>235.6241710861</text:p>
          </table:table-cell>
          <table:table-cell office:value-type="float" office:value="23">
            <text:p>23</text:p>
          </table:table-cell>
          <table:table-cell table:formula="of:=255*(36^2-(36-[.F24])^2)^0.5/36" office:value-type="float" office:value="237.793313030922">
            <text:p>238</text:p>
          </table:table-cell>
          <table:table-cell table:formula="of:=CONCATENATE([.H23];&quot;,&quot;;[.G24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255*(32^2-(32-[.B25])^2)^0.5/32" office:value-type="float" office:value="236.391326776174">
            <text:p>236.3913267762</text:p>
          </table:table-cell>
          <table:table-cell office:value-type="float" office:value="22">
            <text:p>22</text:p>
          </table:table-cell>
          <table:table-cell table:formula="of:=255*(34^2-(34-[.D25])^2)^0.5/34" office:value-type="float" office:value="238.589605808803">
            <text:p>238.5896058088</text:p>
          </table:table-cell>
          <table:table-cell office:value-type="float" office:value="24">
            <text:p>24</text:p>
          </table:table-cell>
          <table:table-cell table:formula="of:=255*(36^2-(36-[.F25])^2)^0.5/36" office:value-type="float" office:value="240.416305603426">
            <text:p>240</text:p>
          </table:table-cell>
          <table:table-cell table:formula="of:=CONCATENATE([.H24];&quot;,&quot;;[.G25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255*(32^2-(32-[.B26])^2)^0.5/32" office:value-type="float" office:value="239.460606020985">
            <text:p>239.460606021</text:p>
          </table:table-cell>
          <table:table-cell office:value-type="float" office:value="23">
            <text:p>23</text:p>
          </table:table-cell>
          <table:table-cell table:formula="of:=255*(34^2-(34-[.D26])^2)^0.5/34" office:value-type="float" office:value="241.285619132181">
            <text:p>241.2856191322</text:p>
          </table:table-cell>
          <table:table-cell office:value-type="float" office:value="25">
            <text:p>25</text:p>
          </table:table-cell>
          <table:table-cell table:formula="of:=255*(36^2-(36-[.F26])^2)^0.5/36" office:value-type="float" office:value="242.804433764204">
            <text:p>243</text:p>
          </table:table-cell>
          <table:table-cell table:formula="of:=CONCATENATE([.H25];&quot;,&quot;;[.G26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255*(32^2-(32-[.B27])^2)^0.5/32" office:value-type="float" office:value="242.229028697532">
            <text:p>242.2290286975</text:p>
          </table:table-cell>
          <table:table-cell office:value-type="float" office:value="24">
            <text:p>24</text:p>
          </table:table-cell>
          <table:table-cell table:formula="of:=255*(34^2-(34-[.D27])^2)^0.5/34" office:value-type="float" office:value="243.721152139079">
            <text:p>243.7211521391</text:p>
          </table:table-cell>
          <table:table-cell office:value-type="float" office:value="26">
            <text:p>26</text:p>
          </table:table-cell>
          <table:table-cell table:formula="of:=255*(36^2-(36-[.F27])^2)^0.5/36" office:value-type="float" office:value="244.9645665987">
            <text:p>245</text:p>
          </table:table-cell>
          <table:table-cell table:formula="of:=CONCATENATE([.H26];&quot;,&quot;;[.G27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255*(32^2-(32-[.B28])^2)^0.5/32" office:value-type="float" office:value="244.706805991246">
            <text:p>244.7068059912</text:p>
          </table:table-cell>
          <table:table-cell office:value-type="float" office:value="25">
            <text:p>25</text:p>
          </table:table-cell>
          <table:table-cell table:formula="of:=255*(34^2-(34-[.D28])^2)^0.5/34" office:value-type="float" office:value="245.903944661325">
            <text:p>245.9039446613</text:p>
          </table:table-cell>
          <table:table-cell office:value-type="float" office:value="27">
            <text:p>27</text:p>
          </table:table-cell>
          <table:table-cell table:formula="of:=255*(36^2-(36-[.F28])^2)^0.5/36" office:value-type="float" office:value="246.902688320723">
            <text:p>247</text:p>
          </table:table-cell>
          <table:table-cell table:formula="of:=CONCATENATE([.H27];&quot;,&quot;;[.G28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255*(32^2-(32-[.B29])^2)^0.5/32" office:value-type="float" office:value="246.902688320723">
            <text:p>246.9026883207</text:p>
          </table:table-cell>
          <table:table-cell office:value-type="float" office:value="26">
            <text:p>26</text:p>
          </table:table-cell>
          <table:table-cell table:formula="of:=255*(34^2-(34-[.D29])^2)^0.5/34" office:value-type="float" office:value="247.840674627875">
            <text:p>247.8406746279</text:p>
          </table:table-cell>
          <table:table-cell office:value-type="float" office:value="28">
            <text:p>28</text:p>
          </table:table-cell>
          <table:table-cell table:formula="of:=255*(36^2-(36-[.F29])^2)^0.5/36" office:value-type="float" office:value="248.62399097611">
            <text:p>249</text:p>
          </table:table-cell>
          <table:table-cell table:formula="of:=CONCATENATE([.H28];&quot;,&quot;;[.G29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255*(32^2-(32-[.B30])^2)^0.5/32" office:value-type="float" office:value="248.824138998686">
            <text:p>248.8241389987</text:p>
          </table:table-cell>
          <table:table-cell office:value-type="float" office:value="27">
            <text:p>27</text:p>
          </table:table-cell>
          <table:table-cell table:formula="of:=255*(34^2-(34-[.D30])^2)^0.5/34" office:value-type="float" office:value="249.537071394212">
            <text:p>249.5370713942</text:p>
          </table:table-cell>
          <table:table-cell office:value-type="float" office:value="29">
            <text:p>29</text:p>
          </table:table-cell>
          <table:table-cell table:formula="of:=255*(36^2-(36-[.F30])^2)^0.5/36" office:value-type="float" office:value="250.132950759302">
            <text:p>250</text:p>
          </table:table-cell>
          <table:table-cell table:formula="of:=CONCATENATE([.H29];&quot;,&quot;;[.G30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255*(32^2-(32-[.B31])^2)^0.5/32" office:value-type="float" office:value="250.477473725184">
            <text:p>250.4774737252</text:p>
          </table:table-cell>
          <table:table-cell office:value-type="float" office:value="28">
            <text:p>28</text:p>
          </table:table-cell>
          <table:table-cell table:formula="of:=255*(34^2-(34-[.D31])^2)^0.5/34" office:value-type="float" office:value="250.998007960223">
            <text:p>250.9980079602</text:p>
          </table:table-cell>
          <table:table-cell office:value-type="float" office:value="30">
            <text:p>30</text:p>
          </table:table-cell>
          <table:table-cell table:formula="of:=255*(36^2-(36-[.F31])^2)^0.5/36" office:value-type="float" office:value="251.433390781734">
            <text:p>251</text:p>
          </table:table-cell>
          <table:table-cell table:formula="of:=CONCATENATE([.H30];&quot;,&quot;;[.G31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255*(32^2-(32-[.B32])^2)^0.5/32" office:value-type="float" office:value="251.867972529136">
            <text:p>251.8679725291</text:p>
          </table:table-cell>
          <table:table-cell office:value-type="float" office:value="29">
            <text:p>29</text:p>
          </table:table-cell>
          <table:table-cell table:formula="of:=255*(34^2-(34-[.D32])^2)^0.5/34" office:value-type="float" office:value="252.227575812004">
            <text:p>252.227575812</text:p>
          </table:table-cell>
          <table:table-cell office:value-type="float" office:value="31">
            <text:p>31</text:p>
          </table:table-cell>
          <table:table-cell table:formula="of:=255*(36^2-(36-[.F32])^2)^0.5/36" office:value-type="float" office:value="252.528532491325">
            <text:p>253</text:p>
          </table:table-cell>
          <table:table-cell table:formula="of:=CONCATENATE([.H31];&quot;,&quot;;[.G32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255*(32^2-(32-[.B33])^2)^0.5/32" office:value-type="float" office:value="252.999969120552">
            <text:p>252.9999691206</text:p>
          </table:table-cell>
          <table:table-cell office:value-type="float" office:value="30">
            <text:p>30</text:p>
          </table:table-cell>
          <table:table-cell table:formula="of:=255*(34^2-(34-[.D33])^2)^0.5/34" office:value-type="float" office:value="253.229145242012">
            <text:p>253.229145242</text:p>
          </table:table-cell>
          <table:table-cell office:value-type="float" office:value="32">
            <text:p>32</text:p>
          </table:table-cell>
          <table:table-cell table:formula="of:=255*(36^2-(36-[.F33])^2)^0.5/36" office:value-type="float" office:value="253.421037449976">
            <text:p>253</text:p>
          </table:table-cell>
          <table:table-cell table:formula="of:=CONCATENATE([.H32];&quot;,&quot;;[.G33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255*(32^2-(32-[.B34])^2)^0.5/32" office:value-type="float" office:value="253.876921383054">
            <text:p>253.8769213831</text:p>
          </table:table-cell>
          <table:table-cell office:value-type="float" office:value="31">
            <text:p>31</text:p>
          </table:table-cell>
          <table:table-cell table:formula="of:=255*(34^2-(34-[.D34])^2)^0.5/34" office:value-type="float" office:value="254.005413328141">
            <text:p>254.0054133281</text:p>
          </table:table-cell>
          <table:table-cell office:value-type="float" office:value="33">
            <text:p>33</text:p>
          </table:table-cell>
          <table:table-cell table:formula="of:=255*(36^2-(36-[.F34])^2)^0.5/36" office:value-type="float" office:value="254.113040790905">
            <text:p>254</text:p>
          </table:table-cell>
          <table:table-cell table:formula="of:=CONCATENATE([.H33];&quot;,&quot;;[.G34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255*(32^2-(32-[.B35])^2)^0.5/32" office:value-type="float" office:value="254.501465798824">
            <text:p>254.5014657988</text:p>
          </table:table-cell>
          <table:table-cell office:value-type="float" office:value="32">
            <text:p>32</text:p>
          </table:table-cell>
          <table:table-cell table:formula="of:=255*(34^2-(34-[.D35])^2)^0.5/34" office:value-type="float" office:value="254.558441227157">
            <text:p>254.5584412272</text:p>
          </table:table-cell>
          <table:table-cell office:value-type="float" office:value="34">
            <text:p>34</text:p>
          </table:table-cell>
          <table:table-cell table:formula="of:=255*(36^2-(36-[.F35])^2)^0.5/36" office:value-type="float" office:value="254.606177371162">
            <text:p>255</text:p>
          </table:table-cell>
          <table:table-cell table:formula="of:=CONCATENATE([.H34];&quot;,&quot;;[.G35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255*(32^2-(32-[.B36])^2)^0.5/32" office:value-type="float" office:value="254.875457868029">
            <text:p>254.875457868</text:p>
          </table:table-cell>
          <table:table-cell office:value-type="float" office:value="33">
            <text:p>33</text:p>
          </table:table-cell>
          <table:table-cell table:formula="of:=255*(34^2-(34-[.D36])^2)^0.5/34" office:value-type="float" office:value="254.889682019496">
            <text:p>254.8896820195</text:p>
          </table:table-cell>
          <table:table-cell office:value-type="float" office:value="35">
            <text:p>35</text:p>
          </table:table-cell>
          <table:table-cell table:formula="of:=255*(36^2-(36-[.F36])^2)^0.5/36" office:value-type="float" office:value="254.901601385493">
            <text:p>255</text:p>
          </table:table-cell>
          <table:table-cell table:formula="of:=CONCATENATE([.H35];&quot;,&quot;;[.G36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255*(32^2-(32-[.B37])^2)^0.5/32" office:value-type="float" office:value="255">
            <text:p>255</text:p>
          </table:table-cell>
          <table:table-cell office:value-type="float" office:value="34">
            <text:p>34</text:p>
          </table:table-cell>
          <table:table-cell table:formula="of:=255*(34^2-(34-[.D37])^2)^0.5/34" office:value-type="float" office:value="255">
            <text:p>255</text:p>
          </table:table-cell>
          <table:table-cell office:value-type="float" office:value="36">
            <text:p>36</text:p>
          </table:table-cell>
          <table:table-cell table:formula="of:=255*(36^2-(36-[.F37])^2)^0.5/36" office:value-type="float" office:value="255">
            <text:p>255</text:p>
          </table:table-cell>
          <table:table-cell table:formula="of:=CONCATENATE([.H36];&quot;,&quot;;[.G37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255*(32^2-(32-[.B38])^2)^0.5/32" office:value-type="float" office:value="254.875457868029">
            <text:p>254.875457868</text:p>
          </table:table-cell>
          <table:table-cell office:value-type="float" office:value="35">
            <text:p>35</text:p>
          </table:table-cell>
          <table:table-cell table:formula="of:=255*(34^2-(34-[.D38])^2)^0.5/34" office:value-type="float" office:value="254.889682019496">
            <text:p>254.8896820195</text:p>
          </table:table-cell>
          <table:table-cell office:value-type="float" office:value="37">
            <text:p>37</text:p>
          </table:table-cell>
          <table:table-cell table:formula="of:=255*(36^2-(36-[.F38])^2)^0.5/36" office:value-type="float" office:value="254.901601385493">
            <text:p>255</text:p>
          </table:table-cell>
          <table:table-cell table:formula="of:=CONCATENATE([.H37];&quot;,&quot;;[.G38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255*(32^2-(32-[.B39])^2)^0.5/32" office:value-type="float" office:value="254.501465798824">
            <text:p>254.5014657988</text:p>
          </table:table-cell>
          <table:table-cell office:value-type="float" office:value="36">
            <text:p>36</text:p>
          </table:table-cell>
          <table:table-cell table:formula="of:=255*(34^2-(34-[.D39])^2)^0.5/34" office:value-type="float" office:value="254.558441227157">
            <text:p>254.5584412272</text:p>
          </table:table-cell>
          <table:table-cell office:value-type="float" office:value="38">
            <text:p>38</text:p>
          </table:table-cell>
          <table:table-cell table:formula="of:=255*(36^2-(36-[.F39])^2)^0.5/36" office:value-type="float" office:value="254.606177371162">
            <text:p>255</text:p>
          </table:table-cell>
          <table:table-cell table:formula="of:=CONCATENATE([.H38];&quot;,&quot;;[.G39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255*(32^2-(32-[.B40])^2)^0.5/32" office:value-type="float" office:value="253.876921383054">
            <text:p>253.8769213831</text:p>
          </table:table-cell>
          <table:table-cell office:value-type="float" office:value="37">
            <text:p>37</text:p>
          </table:table-cell>
          <table:table-cell table:formula="of:=255*(34^2-(34-[.D40])^2)^0.5/34" office:value-type="float" office:value="254.005413328141">
            <text:p>254.0054133281</text:p>
          </table:table-cell>
          <table:table-cell office:value-type="float" office:value="39">
            <text:p>39</text:p>
          </table:table-cell>
          <table:table-cell table:formula="of:=255*(36^2-(36-[.F40])^2)^0.5/36" office:value-type="float" office:value="254.113040790905">
            <text:p>254</text:p>
          </table:table-cell>
          <table:table-cell table:formula="of:=CONCATENATE([.H39];&quot;,&quot;;[.G40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255*(32^2-(32-[.B41])^2)^0.5/32" office:value-type="float" office:value="252.999969120552">
            <text:p>252.9999691206</text:p>
          </table:table-cell>
          <table:table-cell office:value-type="float" office:value="38">
            <text:p>38</text:p>
          </table:table-cell>
          <table:table-cell table:formula="of:=255*(34^2-(34-[.D41])^2)^0.5/34" office:value-type="float" office:value="253.229145242012">
            <text:p>253.229145242</text:p>
          </table:table-cell>
          <table:table-cell office:value-type="float" office:value="40">
            <text:p>40</text:p>
          </table:table-cell>
          <table:table-cell table:formula="of:=255*(36^2-(36-[.F41])^2)^0.5/36" office:value-type="float" office:value="253.421037449976">
            <text:p>253</text:p>
          </table:table-cell>
          <table:table-cell table:formula="of:=CONCATENATE([.H40];&quot;,&quot;;[.G41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255*(32^2-(32-[.B42])^2)^0.5/32" office:value-type="float" office:value="251.867972529136">
            <text:p>251.8679725291</text:p>
          </table:table-cell>
          <table:table-cell office:value-type="float" office:value="39">
            <text:p>39</text:p>
          </table:table-cell>
          <table:table-cell table:formula="of:=255*(34^2-(34-[.D42])^2)^0.5/34" office:value-type="float" office:value="252.227575812004">
            <text:p>252.227575812</text:p>
          </table:table-cell>
          <table:table-cell office:value-type="float" office:value="41">
            <text:p>41</text:p>
          </table:table-cell>
          <table:table-cell table:formula="of:=255*(36^2-(36-[.F42])^2)^0.5/36" office:value-type="float" office:value="252.528532491325">
            <text:p>253</text:p>
          </table:table-cell>
          <table:table-cell table:formula="of:=CONCATENATE([.H41];&quot;,&quot;;[.G42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255*(32^2-(32-[.B43])^2)^0.5/32" office:value-type="float" office:value="250.477473725184">
            <text:p>250.4774737252</text:p>
          </table:table-cell>
          <table:table-cell office:value-type="float" office:value="40">
            <text:p>40</text:p>
          </table:table-cell>
          <table:table-cell table:formula="of:=255*(34^2-(34-[.D43])^2)^0.5/34" office:value-type="float" office:value="250.998007960223">
            <text:p>250.9980079602</text:p>
          </table:table-cell>
          <table:table-cell office:value-type="float" office:value="42">
            <text:p>42</text:p>
          </table:table-cell>
          <table:table-cell table:formula="of:=255*(36^2-(36-[.F43])^2)^0.5/36" office:value-type="float" office:value="251.433390781734">
            <text:p>251</text:p>
          </table:table-cell>
          <table:table-cell table:formula="of:=CONCATENATE([.H42];&quot;,&quot;;[.G43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255*(32^2-(32-[.B44])^2)^0.5/32" office:value-type="float" office:value="248.824138998686">
            <text:p>248.8241389987</text:p>
          </table:table-cell>
          <table:table-cell office:value-type="float" office:value="41">
            <text:p>41</text:p>
          </table:table-cell>
          <table:table-cell table:formula="of:=255*(34^2-(34-[.D44])^2)^0.5/34" office:value-type="float" office:value="249.537071394212">
            <text:p>249.5370713942</text:p>
          </table:table-cell>
          <table:table-cell office:value-type="float" office:value="43">
            <text:p>43</text:p>
          </table:table-cell>
          <table:table-cell table:formula="of:=255*(36^2-(36-[.F44])^2)^0.5/36" office:value-type="float" office:value="250.132950759302">
            <text:p>250</text:p>
          </table:table-cell>
          <table:table-cell table:formula="of:=CONCATENATE([.H43];&quot;,&quot;;[.G44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255*(32^2-(32-[.B45])^2)^0.5/32" office:value-type="float" office:value="246.902688320723">
            <text:p>246.9026883207</text:p>
          </table:table-cell>
          <table:table-cell office:value-type="float" office:value="42">
            <text:p>42</text:p>
          </table:table-cell>
          <table:table-cell table:formula="of:=255*(34^2-(34-[.D45])^2)^0.5/34" office:value-type="float" office:value="247.840674627875">
            <text:p>247.8406746279</text:p>
          </table:table-cell>
          <table:table-cell office:value-type="float" office:value="44">
            <text:p>44</text:p>
          </table:table-cell>
          <table:table-cell table:formula="of:=255*(36^2-(36-[.F45])^2)^0.5/36" office:value-type="float" office:value="248.62399097611">
            <text:p>249</text:p>
          </table:table-cell>
          <table:table-cell table:formula="of:=CONCATENATE([.H44];&quot;,&quot;;[.G45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255*(32^2-(32-[.B46])^2)^0.5/32" office:value-type="float" office:value="244.706805991246">
            <text:p>244.7068059912</text:p>
          </table:table-cell>
          <table:table-cell office:value-type="float" office:value="43">
            <text:p>43</text:p>
          </table:table-cell>
          <table:table-cell table:formula="of:=255*(34^2-(34-[.D46])^2)^0.5/34" office:value-type="float" office:value="245.903944661325">
            <text:p>245.9039446613</text:p>
          </table:table-cell>
          <table:table-cell office:value-type="float" office:value="45">
            <text:p>45</text:p>
          </table:table-cell>
          <table:table-cell table:formula="of:=255*(36^2-(36-[.F46])^2)^0.5/36" office:value-type="float" office:value="246.902688320723">
            <text:p>247</text:p>
          </table:table-cell>
          <table:table-cell table:formula="of:=CONCATENATE([.H45];&quot;,&quot;;[.G46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255*(32^2-(32-[.B47])^2)^0.5/32" office:value-type="float" office:value="242.229028697532">
            <text:p>242.2290286975</text:p>
          </table:table-cell>
          <table:table-cell office:value-type="float" office:value="44">
            <text:p>44</text:p>
          </table:table-cell>
          <table:table-cell table:formula="of:=255*(34^2-(34-[.D47])^2)^0.5/34" office:value-type="float" office:value="243.721152139079">
            <text:p>243.7211521391</text:p>
          </table:table-cell>
          <table:table-cell office:value-type="float" office:value="46">
            <text:p>46</text:p>
          </table:table-cell>
          <table:table-cell table:formula="of:=255*(36^2-(36-[.F47])^2)^0.5/36" office:value-type="float" office:value="244.9645665987">
            <text:p>245</text:p>
          </table:table-cell>
          <table:table-cell table:formula="of:=CONCATENATE([.H46];&quot;,&quot;;[.G47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255*(32^2-(32-[.B48])^2)^0.5/32" office:value-type="float" office:value="239.460606020985">
            <text:p>239.460606021</text:p>
          </table:table-cell>
          <table:table-cell office:value-type="float" office:value="45">
            <text:p>45</text:p>
          </table:table-cell>
          <table:table-cell table:formula="of:=255*(34^2-(34-[.D48])^2)^0.5/34" office:value-type="float" office:value="241.285619132181">
            <text:p>241.2856191322</text:p>
          </table:table-cell>
          <table:table-cell office:value-type="float" office:value="47">
            <text:p>47</text:p>
          </table:table-cell>
          <table:table-cell table:formula="of:=255*(36^2-(36-[.F48])^2)^0.5/36" office:value-type="float" office:value="242.804433764204">
            <text:p>243</text:p>
          </table:table-cell>
          <table:table-cell table:formula="of:=CONCATENATE([.H47];&quot;,&quot;;[.G48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255*(32^2-(32-[.B49])^2)^0.5/32" office:value-type="float" office:value="236.391326776174">
            <text:p>236.3913267762</text:p>
          </table:table-cell>
          <table:table-cell office:value-type="float" office:value="46">
            <text:p>46</text:p>
          </table:table-cell>
          <table:table-cell table:formula="of:=255*(34^2-(34-[.D49])^2)^0.5/34" office:value-type="float" office:value="238.589605808803">
            <text:p>238.5896058088</text:p>
          </table:table-cell>
          <table:table-cell office:value-type="float" office:value="48">
            <text:p>48</text:p>
          </table:table-cell>
          <table:table-cell table:formula="of:=255*(36^2-(36-[.F49])^2)^0.5/36" office:value-type="float" office:value="240.416305603426">
            <text:p>240</text:p>
          </table:table-cell>
          <table:table-cell table:formula="of:=CONCATENATE([.H48];&quot;,&quot;;[.G49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255*(32^2-(32-[.B50])^2)^0.5/32" office:value-type="float" office:value="233.009302305589">
            <text:p>233.0093023056</text:p>
          </table:table-cell>
          <table:table-cell office:value-type="float" office:value="47">
            <text:p>47</text:p>
          </table:table-cell>
          <table:table-cell table:formula="of:=255*(34^2-(34-[.D50])^2)^0.5/34" office:value-type="float" office:value="235.624171086075">
            <text:p>235.6241710861</text:p>
          </table:table-cell>
          <table:table-cell office:value-type="float" office:value="49">
            <text:p>49</text:p>
          </table:table-cell>
          <table:table-cell table:formula="of:=255*(36^2-(36-[.F50])^2)^0.5/36" office:value-type="float" office:value="237.793313030922">
            <text:p>238</text:p>
          </table:table-cell>
          <table:table-cell table:formula="of:=CONCATENATE([.H49];&quot;,&quot;;[.G50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255*(32^2-(32-[.B51])^2)^0.5/32" office:value-type="float" office:value="229.300694708389">
            <text:p>229.3006947084</text:p>
          </table:table-cell>
          <table:table-cell office:value-type="float" office:value="48">
            <text:p>48</text:p>
          </table:table-cell>
          <table:table-cell table:formula="of:=255*(34^2-(34-[.D51])^2)^0.5/34" office:value-type="float" office:value="232.379000772445">
            <text:p>232.3790007724</text:p>
          </table:table-cell>
          <table:table-cell office:value-type="float" office:value="50">
            <text:p>50</text:p>
          </table:table-cell>
          <table:table-cell table:formula="of:=255*(36^2-(36-[.F51])^2)^0.5/36" office:value-type="float" office:value="234.927589316841">
            <text:p>235</text:p>
          </table:table-cell>
          <table:table-cell table:formula="of:=CONCATENATE([.H50];&quot;,&quot;;[.G51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255*(32^2-(32-[.B52])^2)^0.5/32" office:value-type="float" office:value="225.249373525072">
            <text:p>225.2493735251</text:p>
          </table:table-cell>
          <table:table-cell office:value-type="float" office:value="49">
            <text:p>49</text:p>
          </table:table-cell>
          <table:table-cell table:formula="of:=255*(34^2-(34-[.D52])^2)^0.5/34" office:value-type="float" office:value="228.842194535885">
            <text:p>228.8421945359</text:p>
          </table:table-cell>
          <table:table-cell office:value-type="float" office:value="51">
            <text:p>51</text:p>
          </table:table-cell>
          <table:table-cell table:formula="of:=255*(36^2-(36-[.F52])^2)^0.5/36" office:value-type="float" office:value="231.810132436009">
            <text:p>232</text:p>
          </table:table-cell>
          <table:table-cell table:formula="of:=CONCATENATE([.H51];&quot;,&quot;;[.G52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255*(32^2-(32-[.B53])^2)^0.5/32" office:value-type="float" office:value="220.836477965032">
            <text:p>220.836477965</text:p>
          </table:table-cell>
          <table:table-cell office:value-type="float" office:value="50">
            <text:p>50</text:p>
          </table:table-cell>
          <table:table-cell table:formula="of:=255*(34^2-(34-[.D53])^2)^0.5/34" office:value-type="float" office:value="225">
            <text:p>225</text:p>
          </table:table-cell>
          <table:table-cell office:value-type="float" office:value="52">
            <text:p>52</text:p>
          </table:table-cell>
          <table:table-cell table:formula="of:=255*(36^2-(36-[.F53])^2)^0.5/36" office:value-type="float" office:value="228.430636201792">
            <text:p>228</text:p>
          </table:table-cell>
          <table:table-cell table:formula="of:=CONCATENATE([.H52];&quot;,&quot;;[.G53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255*(32^2-(32-[.B54])^2)^0.5/32" office:value-type="float" office:value="216.039852280632">
            <text:p>216.0398522806</text:p>
          </table:table-cell>
          <table:table-cell office:value-type="float" office:value="51">
            <text:p>51</text:p>
          </table:table-cell>
          <table:table-cell table:formula="of:=255*(34^2-(34-[.D54])^2)^0.5/34" office:value-type="float" office:value="220.836477965032">
            <text:p>220.836477965</text:p>
          </table:table-cell>
          <table:table-cell office:value-type="float" office:value="53">
            <text:p>53</text:p>
          </table:table-cell>
          <table:table-cell table:formula="of:=255*(36^2-(36-[.F54])^2)^0.5/36" office:value-type="float" office:value="224.777281745484">
            <text:p>225</text:p>
          </table:table-cell>
          <table:table-cell table:formula="of:=CONCATENATE([.H53];&quot;,&quot;;[.G54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255*(32^2-(32-[.B55])^2)^0.5/32" office:value-type="float" office:value="210.83330760046">
            <text:p>210.8333076005</text:p>
          </table:table-cell>
          <table:table-cell office:value-type="float" office:value="52">
            <text:p>52</text:p>
          </table:table-cell>
          <table:table-cell table:formula="of:=255*(34^2-(34-[.D55])^2)^0.5/34" office:value-type="float" office:value="216.333076527839">
            <text:p>216.3330765278</text:p>
          </table:table-cell>
          <table:table-cell office:value-type="float" office:value="54">
            <text:p>54</text:p>
          </table:table-cell>
          <table:table-cell table:formula="of:=255*(36^2-(36-[.F55])^2)^0.5/36" office:value-type="float" office:value="220.836477965032">
            <text:p>221</text:p>
          </table:table-cell>
          <table:table-cell table:formula="of:=CONCATENATE([.H54];&quot;,&quot;;[.G55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255*(32^2-(32-[.B56])^2)^0.5/32" office:value-type="float" office:value="205.185641458991">
            <text:p>205.185641459</text:p>
          </table:table-cell>
          <table:table-cell office:value-type="float" office:value="53">
            <text:p>53</text:p>
          </table:table-cell>
          <table:table-cell table:formula="of:=255*(34^2-(34-[.D56])^2)^0.5/34" office:value-type="float" office:value="211.468082698075">
            <text:p>211.4680826981</text:p>
          </table:table-cell>
          <table:table-cell office:value-type="float" office:value="55">
            <text:p>55</text:p>
          </table:table-cell>
          <table:table-cell table:formula="of:=255*(36^2-(36-[.F56])^2)^0.5/36" office:value-type="float" office:value="216.592535395126">
            <text:p>217</text:p>
          </table:table-cell>
          <table:table-cell table:formula="of:=CONCATENATE([.H55];&quot;,&quot;;[.G56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255*(32^2-(32-[.B57])^2)^0.5/32" office:value-type="float" office:value="199.059311198949">
            <text:p>199.0593111989</text:p>
          </table:table-cell>
          <table:table-cell office:value-type="float" office:value="54">
            <text:p>54</text:p>
          </table:table-cell>
          <table:table-cell table:formula="of:=255*(34^2-(34-[.D57])^2)^0.5/34" office:value-type="float" office:value="206.215906273013">
            <text:p>206.215906273</text:p>
          </table:table-cell>
          <table:table-cell office:value-type="float" office:value="56">
            <text:p>56</text:p>
          </table:table-cell>
          <table:table-cell table:formula="of:=255*(36^2-(36-[.F57])^2)^0.5/36" office:value-type="float" office:value="212.02725191719">
            <text:p>212</text:p>
          </table:table-cell>
          <table:table-cell table:formula="of:=CONCATENATE([.H56];&quot;,&quot;;[.G57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255*(32^2-(32-[.B58])^2)^0.5/32" office:value-type="float" office:value="192.408599953166">
            <text:p>192.4085999532</text:p>
          </table:table-cell>
          <table:table-cell office:value-type="float" office:value="55">
            <text:p>55</text:p>
          </table:table-cell>
          <table:table-cell table:formula="of:=255*(34^2-(34-[.D58])^2)^0.5/34" office:value-type="float" office:value="200.546129356814">
            <text:p>200.5461293568</text:p>
          </table:table-cell>
          <table:table-cell office:value-type="float" office:value="57">
            <text:p>57</text:p>
          </table:table-cell>
          <table:table-cell table:formula="of:=255*(36^2-(36-[.F58])^2)^0.5/36" office:value-type="float" office:value="207.11937982719">
            <text:p>207</text:p>
          </table:table-cell>
          <table:table-cell table:formula="of:=CONCATENATE([.H57];&quot;,&quot;;[.G58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255*(32^2-(32-[.B59])^2)^0.5/32" office:value-type="float" office:value="185.177016240542">
            <text:p>185.1770162405</text:p>
          </table:table-cell>
          <table:table-cell office:value-type="float" office:value="56">
            <text:p>56</text:p>
          </table:table-cell>
          <table:table-cell table:formula="of:=255*(34^2-(34-[.D59])^2)^0.5/34" office:value-type="float" office:value="194.422220952236">
            <text:p>194.4222209522</text:p>
          </table:table-cell>
          <table:table-cell office:value-type="float" office:value="58">
            <text:p>58</text:p>
          </table:table-cell>
          <table:table-cell table:formula="of:=255*(36^2-(36-[.F59])^2)^0.5/36" office:value-type="float" office:value="201.843930357646">
            <text:p>202</text:p>
          </table:table-cell>
          <table:table-cell table:formula="of:=CONCATENATE([.H58];&quot;,&quot;;[.G59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255*(32^2-(32-[.B60])^2)^0.5/32" office:value-type="float" office:value="177.293495082131">
            <text:p>177.2934950821</text:p>
          </table:table-cell>
          <table:table-cell office:value-type="float" office:value="57">
            <text:p>57</text:p>
          </table:table-cell>
          <table:table-cell table:formula="of:=255*(34^2-(34-[.D60])^2)^0.5/34" office:value-type="float" office:value="187.799760383234">
            <text:p>187.7997603832</text:p>
          </table:table-cell>
          <table:table-cell office:value-type="float" office:value="59">
            <text:p>59</text:p>
          </table:table-cell>
          <table:table-cell table:formula="of:=255*(36^2-(36-[.F60])^2)^0.5/36" office:value-type="float" office:value="196.171251008455">
            <text:p>196</text:p>
          </table:table-cell>
          <table:table-cell table:formula="of:=CONCATENATE([.H59];&quot;,&quot;;[.G60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255*(32^2-(32-[.B61])^2)^0.5/32" office:value-type="float" office:value="168.666646080368">
            <text:p>168.6666460804</text:p>
          </table:table-cell>
          <table:table-cell office:value-type="float" office:value="58">
            <text:p>58</text:p>
          </table:table-cell>
          <table:table-cell table:formula="of:=255*(34^2-(34-[.D61])^2)^0.5/34" office:value-type="float" office:value="180.623918681884">
            <text:p>180.6239186819</text:p>
          </table:table-cell>
          <table:table-cell office:value-type="float" office:value="60">
            <text:p>60</text:p>
          </table:table-cell>
          <table:table-cell table:formula="of:=255*(36^2-(36-[.F61])^2)^0.5/36" office:value-type="float" office:value="190.065778087482">
            <text:p>190</text:p>
          </table:table-cell>
          <table:table-cell table:formula="of:=CONCATENATE([.H60];&quot;,&quot;;[.G61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255*(32^2-(32-[.B62])^2)^0.5/32" office:value-type="float" office:value="159.175656582398">
            <text:p>159.1756565824</text:p>
          </table:table-cell>
          <table:table-cell office:value-type="float" office:value="59">
            <text:p>59</text:p>
          </table:table-cell>
          <table:table-cell table:formula="of:=255*(34^2-(34-[.D62])^2)^0.5/34" office:value-type="float" office:value="172.825779327044">
            <text:p>172.825779327</text:p>
          </table:table-cell>
          <table:table-cell office:value-type="float" office:value="61">
            <text:p>61</text:p>
          </table:table-cell>
          <table:table-cell table:formula="of:=255*(36^2-(36-[.F62])^2)^0.5/36" office:value-type="float" office:value="183.484312832339">
            <text:p>183</text:p>
          </table:table-cell>
          <table:table-cell table:formula="of:=CONCATENATE([.H61];&quot;,&quot;;[.G62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255*(32^2-(32-[.B63])^2)^0.5/32" office:value-type="float" office:value="148.655103658603">
            <text:p>148.6551036586</text:p>
          </table:table-cell>
          <table:table-cell office:value-type="float" office:value="60">
            <text:p>60</text:p>
          </table:table-cell>
          <table:table-cell table:formula="of:=255*(34^2-(34-[.D63])^2)^0.5/34" office:value-type="float" office:value="164.31676725155">
            <text:p>164.3167672516</text:p>
          </table:table-cell>
          <table:table-cell office:value-type="float" office:value="62">
            <text:p>62</text:p>
          </table:table-cell>
          <table:table-cell table:formula="of:=255*(36^2-(36-[.F63])^2)^0.5/36" office:value-type="float" office:value="176.373577638174">
            <text:p>176</text:p>
          </table:table-cell>
          <table:table-cell table:formula="of:=CONCATENATE([.H62];&quot;,&quot;;[.G63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255*(32^2-(32-[.B64])^2)^0.5/32" office:value-type="float" office:value="136.867775922375">
            <text:p>136.8677759224</text:p>
          </table:table-cell>
          <table:table-cell office:value-type="float" office:value="61">
            <text:p>61</text:p>
          </table:table-cell>
          <table:table-cell table:formula="of:=255*(34^2-(34-[.D64])^2)^0.5/34" office:value-type="float" office:value="154.979837398289">
            <text:p>154.9798373983</text:p>
          </table:table-cell>
          <table:table-cell office:value-type="float" office:value="63">
            <text:p>63</text:p>
          </table:table-cell>
          <table:table-cell table:formula="of:=255*(36^2-(36-[.F64])^2)^0.5/36" office:value-type="float" office:value="168.666646080368">
            <text:p>169</text:p>
          </table:table-cell>
          <table:table-cell table:formula="of:=CONCATENATE([.H63];&quot;,&quot;;[.G64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255*(32^2-(32-[.B65])^2)^0.5/32" office:value-type="float" office:value="123.451344160361">
            <text:p>123.4513441604</text:p>
          </table:table-cell>
          <table:table-cell office:value-type="float" office:value="62">
            <text:p>62</text:p>
          </table:table-cell>
          <table:table-cell table:formula="of:=255*(34^2-(34-[.D65])^2)^0.5/34" office:value-type="float" office:value="144.654761414894">
            <text:p>144.6547614149</text:p>
          </table:table-cell>
          <table:table-cell office:value-type="float" office:value="64">
            <text:p>64</text:p>
          </table:table-cell>
          <table:table-cell table:formula="of:=255*(36^2-(36-[.F65])^2)^0.5/36" office:value-type="float" office:value="160.277537068951">
            <text:p>160</text:p>
          </table:table-cell>
          <table:table-cell table:formula="of:=CONCATENATE([.H64];&quot;,&quot;;[.G65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,160.277537068951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,160.27753706895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255*(32^2-(32-[.B66])^2)^0.5/32" office:value-type="float" office:value="107.799251903422">
            <text:p>107.7992519034</text:p>
          </table:table-cell>
          <table:table-cell office:value-type="float" office:value="63">
            <text:p>63</text:p>
          </table:table-cell>
          <table:table-cell table:formula="of:=255*(34^2-(34-[.D66])^2)^0.5/34" office:value-type="float" office:value="133.111795119741">
            <text:p>133.1117951197</text:p>
          </table:table-cell>
          <table:table-cell office:value-type="float" office:value="65">
            <text:p>65</text:p>
          </table:table-cell>
          <table:table-cell table:formula="of:=255*(36^2-(36-[.F66])^2)^0.5/36" office:value-type="float" office:value="151.092663804553">
            <text:p>151</text:p>
          </table:table-cell>
          <table:table-cell table:formula="of:=CONCATENATE([.H65];&quot;,&quot;;[.G66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,160.277537068951,151.092663804553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,160.277537068951,151.092663804553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255*(32^2-(32-[.B67])^2)^0.5/32" office:value-type="float" office:value="88.7362445326035">
            <text:p>88.7362445326</text:p>
          </table:table-cell>
          <table:table-cell office:value-type="float" office:value="64">
            <text:p>64</text:p>
          </table:table-cell>
          <table:table-cell table:formula="of:=255*(34^2-(34-[.D67])^2)^0.5/34" office:value-type="float" office:value="120">
            <text:p>120</text:p>
          </table:table-cell>
          <table:table-cell office:value-type="float" office:value="66">
            <text:p>66</text:p>
          </table:table-cell>
          <table:table-cell table:formula="of:=255*(36^2-(36-[.F67])^2)^0.5/36" office:value-type="float" office:value="140.956553590105">
            <text:p>141</text:p>
          </table:table-cell>
          <table:table-cell table:formula="of:=CONCATENATE([.H66];&quot;,&quot;;[.G67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,160.277537068951,151.092663804553,140.956553590105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,160.277537068951,151.092663804553,140.95655359010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255*(32^2-(32-[.B68])^2)^0.5/32" office:value-type="float" office:value="63.2499922801379">
            <text:p>63.2499922801</text:p>
          </table:table-cell>
          <table:table-cell office:value-type="float" office:value="65">
            <text:p>65</text:p>
          </table:table-cell>
          <table:table-cell table:formula="of:=255*(34^2-(34-[.D68])^2)^0.5/34" office:value-type="float" office:value="104.731800328267">
            <text:p>104.7318003283</text:p>
          </table:table-cell>
          <table:table-cell office:value-type="float" office:value="67">
            <text:p>67</text:p>
          </table:table-cell>
          <table:table-cell table:formula="of:=255*(36^2-(36-[.F68])^2)^0.5/36" office:value-type="float" office:value="129.646286958872">
            <text:p>130</text:p>
          </table:table-cell>
          <table:table-cell table:style-name="ce3" table:formula="of:=CONCATENATE([.H67];&quot;,&quot;;[.G68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,160.277537068951,151.092663804553,140.956553590105,129.646286958872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,160.277537068951,151.092663804553,140.956553590105,129.646286958872</text:p>
          </table:table-cell>
        </table:table-row>
        <table:table-row table:style-name="ro1">
          <table:table-cell table:number-columns-repeated="3"/>
          <table:table-cell office:value-type="float" office:value="66">
            <text:p>66</text:p>
          </table:table-cell>
          <table:table-cell table:formula="of:=255*(34^2-(34-[.D69])^2)^0.5/34" office:value-type="float" office:value="86.1684396980704">
            <text:p>86.1684396981</text:p>
          </table:table-cell>
          <table:table-cell office:value-type="float" office:value="68">
            <text:p>68</text:p>
          </table:table-cell>
          <table:table-cell table:formula="of:=255*(36^2-(36-[.F69])^2)^0.5/36" office:value-type="float" office:value="116.821326059167">
            <text:p>117</text:p>
          </table:table-cell>
          <table:table-cell table:formula="of:=CONCATENATE([.H68];&quot;,&quot;;[.G69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,160.277537068951,151.092663804553,140.956553590105,129.646286958872,116.821326059167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,160.277537068951,151.092663804553,140.956553590105,129.646286958872,116.821326059167</text:p>
          </table:table-cell>
        </table:table-row>
        <table:table-row table:style-name="ro1">
          <table:table-cell table:number-columns-repeated="3"/>
          <table:table-cell office:value-type="float" office:value="67">
            <text:p>67</text:p>
          </table:table-cell>
          <table:table-cell table:formula="of:=255*(34^2-(34-[.D70])^2)^0.5/34" office:value-type="float" office:value="61.3901457890434">
            <text:p>61.390145789</text:p>
          </table:table-cell>
          <table:table-cell office:value-type="float" office:value="69">
            <text:p>69</text:p>
          </table:table-cell>
          <table:table-cell table:formula="of:=255*(36^2-(36-[.F70])^2)^0.5/36" office:value-type="float" office:value="101.911419870395">
            <text:p>102</text:p>
          </table:table-cell>
          <table:table-cell table:formula="of:=CONCATENATE([.H69];&quot;,&quot;;[.G70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,160.277537068951,151.092663804553,140.956553590105,129.646286958872,116.821326059167,101.911419870395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,160.277537068951,151.092663804553,140.956553590105,129.646286958872,116.821326059167,101.911419870395</text:p>
          </table:table-cell>
        </table:table-row>
        <table:table-row table:style-name="ro1">
          <table:table-cell table:number-columns-repeated="5"/>
          <table:table-cell office:value-type="float" office:value="70">
            <text:p>70</text:p>
          </table:table-cell>
          <table:table-cell table:formula="of:=255*(36^2-(36-[.F71])^2)^0.5/36" office:value-type="float" office:value="83.8111302605779">
            <text:p>84</text:p>
          </table:table-cell>
          <table:table-cell table:formula="of:=CONCATENATE([.H70];&quot;,&quot;;[.G71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,160.277537068951,151.092663804553,140.956553590105,129.646286958872,116.821326059167,101.911419870395,83.8111302605779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,160.277537068951,151.092663804553,140.956553590105,129.646286958872,116.821326059167,101.911419870395,83.8111302605779</text:p>
          </table:table-cell>
        </table:table-row>
        <table:table-row table:style-name="ro1">
          <table:table-cell table:number-columns-repeated="5"/>
          <table:table-cell office:value-type="float" office:value="71">
            <text:p>71</text:p>
          </table:table-cell>
          <table:table-cell table:formula="of:=255*(36^2-(36-[.F72])^2)^0.5/36" office:value-type="float" office:value="59.6852275599992">
            <text:p>60</text:p>
          </table:table-cell>
          <table:table-cell table:formula="of:=CONCATENATE([.H71];&quot;,&quot;;[.G72])" office:value-type="string" office:string-value="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,160.277537068951,151.092663804553,140.956553590105,129.646286958872,116.821326059167,101.911419870395,83.8111302605779,59.6852275599992">
            <text:p>116.821326059167,129.646286958872,140.956553590105,151.092663804553,160.277537068951,168.666646080368,176.373577638174,183.484312832339,190.065778087482,196.171251008455,201.843930357646,207.11937982719,212.02725191719,216.592535395126,220.836477965032,224.777281745484,228.430636201792,231.810132436009,234.927589316841,237.793313030922,240.416305603426,242.804433764204,244.9645665987,246.902688320723,248.62399097611,250.132950759302,251.433390781734,252.528532491325,253.421037449976,254.113040790905,254.606177371162,254.901601385493,255,254.901601385493,254.606177371162,254.113040790905,253.421037449976,252.528532491325,251.433390781734,250.132950759302,248.62399097611,246.902688320723,244.9645665987,242.804433764204,240.416305603426,237.793313030922,234.927589316841,231.810132436009,228.430636201792,224.777281745484,220.836477965032,216.592535395126,212.02725191719,207.11937982719,201.843930357646,196.171251008455,190.065778087482,183.484312832339,176.373577638174,168.666646080368,160.277537068951,151.092663804553,140.956553590105,129.646286958872,116.821326059167,101.911419870395,83.8111302605779,59.685227559999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>
            <draw:frame table:end-cell-address="Sheet3.K90" table:end-x="0.0744in" table:end-y="0.0945in" draw:z-index="1" draw:style-name="gr1" svg:width="8.1071in" svg:height="2.7504in" svg:x="0.8575in" svg:y="0.0008in">
              <draw:object draw:notify-on-update-of-ranges="Sheet3.D3:Sheet3.D70 Sheet3.E3:Sheet3.E7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>
            <draw:frame table:end-cell-address="Sheet3.K93" table:end-x="0.3921in" table:end-y="0.0937in" draw:z-index="2" draw:style-name="gr1" svg:width="8.3929in" svg:height="2.7504in" svg:x="0.0004in" svg:y="0in">
              <draw:object draw:notify-on-update-of-ranges="Sheet3.F5:Sheet3.F68 Sheet3.G5:Sheet3.G6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12">
          <table:table-cell table:number-columns-repeated="8"/>
        </table:table-row>
        <table:table-row table:style-name="ro1">
          <table:table-cell>
            <draw:frame table:end-cell-address="Sheet3.J106" table:end-x="0.7516in" table:end-y="0.0417in" draw:z-index="0" draw:style-name="gr1" svg:width="8.5409in" svg:height="2.5839in" svg:x="0.2118in" svg:y="0.1146in">
              <draw:object draw:notify-on-update-of-ranges="Sheet3.B5:Sheet3.B72 Sheet3.C5:Sheet3.C7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048484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4/01/2012</text:date>, <text:time>19:0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z </meta:initial-creator>
    <meta:creation-date>2012-03-25T17:57:35</meta:creation-date>
    <dc:date>2012-04-01T19:00:50</dc:date>
    <dc:creator>chaz </dc:creator>
    <meta:editing-duration>PT01H49M00S</meta:editing-duration>
    <meta:editing-cycles>3</meta:editing-cycles>
    <meta:generator>OpenOffice.org/3.2$Linux OpenOffice.org_project/320m19$Build-9505</meta:generator>
    <meta:document-statistic meta:table-count="3" meta:cell-count="8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5.841cm" svg:y="3.218cm" chart:style-name="ch2"/>
        <chart:plot-area chart:style-name="ch3" table:cell-range-address="Sheet2.A4:Sheet2.B38" svg:x="0.16cm" svg:y="0.14cm" svg:width="5.522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4:Sheet2.B38" chart:class="chart:scatter">
            <chart:domain table:cell-range-address="Sheet2.A4:Sheet2.A38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2.A4:Sheet2.A38">1.#NAN</text:p>
              </table:table-cell>
              <table:table-cell office:value-type="float" office:value="0.022">
                <text:p text:id="Sheet2.B4:Sheet2.B38">0.0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4.79">
                <text:p>4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63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95cm" svg:height="6.564cm" xlink:href=".." chart:class="chart:scatter" chart:style-name="ch1">
        <chart:legend chart:legend-position="end" svg:x="19.263cm" svg:y="3cm" chart:style-name="ch2"/>
        <chart:plot-area chart:style-name="ch3" table:cell-range-address="Sheet3.B5:Sheet3.C72" svg:x="0.433cm" svg:y="0.131cm" svg:width="18.398cm" svg:height="6.17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C5:Sheet3.C72" chart:class="chart:scatter">
            <chart:domain table:cell-range-address="Sheet3.B5:Sheet3.B72"/>
            <chart:data-point chart:repeated="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3.B5:Sheet3.B72">0</text:p>
              </table:table-cell>
              <table:table-cell office:value-type="float" office:value="0">
                <text:p text:id="Sheet3.C5:Sheet3.C72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3.2499922801379">
                <text:p>63.2499922801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8.7362445326035">
                <text:p>88.7362445326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7.799251903422">
                <text:p>107.799251903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3.451344160361">
                <text:p>123.451344160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6.867775922375">
                <text:p>136.867775922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8.655103658603">
                <text:p>148.655103658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9.175656582398">
                <text:p>159.175656582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8.666646080368">
                <text:p>168.666646080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7.293495082131">
                <text:p>177.293495082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5.177016240542">
                <text:p>185.1770162405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92.408599953166">
                <text:p>192.4085999531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9.059311198949">
                <text:p>199.0593111989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05.185641458991">
                <text:p>205.185641458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10.83330760046">
                <text:p>210.83330760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16.039852280632">
                <text:p>216.0398522806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0.836477965032">
                <text:p>220.836477965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25.249373525072">
                <text:p>225.249373525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29.300694708389">
                <text:p>229.300694708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33.009302305589">
                <text:p>233.0093023055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6.391326776174">
                <text:p>236.3913267761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39.460606020985">
                <text:p>239.4606060209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2.229028697532">
                <text:p>242.229028697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4.706805991246">
                <text:p>244.7068059912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6.902688320723">
                <text:p>246.902688320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8.824138998686">
                <text:p>248.8241389986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0.477473725184">
                <text:p>250.477473725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1.867972529136">
                <text:p>251.867972529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2.999969120552">
                <text:p>252.999969120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53.876921383054">
                <text:p>253.8769213830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54.501465798824">
                <text:p>254.501465798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54.875457868029">
                <text:p>254.875457868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54.875457868029">
                <text:p>254.875457868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54.501465798824">
                <text:p>254.501465798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53.876921383054">
                <text:p>253.8769213830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52.999969120552">
                <text:p>252.9999691205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51.867972529136">
                <text:p>251.867972529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50.477473725184">
                <text:p>250.477473725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48.824138998686">
                <text:p>248.824138998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46.902688320723">
                <text:p>246.902688320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44.706805991246">
                <text:p>244.7068059912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42.229028697532">
                <text:p>242.2290286975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9.460606020985">
                <text:p>239.4606060209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36.391326776174">
                <text:p>236.3913267761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33.009302305589">
                <text:p>233.0093023055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29.300694708389">
                <text:p>229.3006947083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25.249373525072">
                <text:p>225.2493735250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20.836477965032">
                <text:p>220.836477965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16.039852280632">
                <text:p>216.0398522806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10.83330760046">
                <text:p>210.833307600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05.185641458991">
                <text:p>205.185641458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99.059311198949">
                <text:p>199.0593111989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92.408599953166">
                <text:p>192.408599953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85.177016240542">
                <text:p>185.1770162405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77.293495082131">
                <text:p>177.293495082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68.666646080368">
                <text:p>168.666646080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59.175656582398">
                <text:p>159.1756565823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8.655103658603">
                <text:p>148.655103658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6.867775922375">
                <text:p>136.867775922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23.451344160361">
                <text:p>123.4513441603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7.799251903422">
                <text:p>107.799251903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8.7362445326035">
                <text:p>88.7362445326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.2499922801379">
                <text:p>63.24999228013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2" chart:maximum="66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93cm" svg:height="6.987cm" xlink:href=".." chart:class="chart:scatter" chart:style-name="ch1">
        <chart:title svg:x="8.153cm" svg:y="0.14cm" chart:style-name="ch2">
          <text:p>4 extra (2 each side)</text:p>
        </chart:title>
        <chart:legend chart:legend-position="end" svg:x="18.209cm" svg:y="3.211cm" chart:style-name="ch3"/>
        <chart:plot-area chart:style-name="ch4" table:cell-range-address="Sheet3.D3:Sheet3.E70" svg:x="0.411cm" svg:y="0.782cm" svg:width="17.388cm" svg:height="5.927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3.E3:Sheet3.E70" chart:class="chart:scatter">
            <chart:domain table:cell-range-address="Sheet3.D3:Sheet3.D70"/>
            <chart:data-point chart:repeated="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3.D3:Sheet3.D70">0</text:p>
              </table:table-cell>
              <table:table-cell office:value-type="float" office:value="0">
                <text:p text:id="Sheet3.E3:Sheet3.E7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1.3901457890434">
                <text:p>61.3901457890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6.1684396980704">
                <text:p>86.1684396980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4.731800328267">
                <text:p>104.731800328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3.111795119741">
                <text:p>133.111795119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4.654761414894">
                <text:p>144.654761414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4.979837398289">
                <text:p>154.979837398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4.31676725155">
                <text:p>164.31676725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2.825779327044">
                <text:p>172.825779327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0.623918681884">
                <text:p>180.623918681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7.799760383234">
                <text:p>187.799760383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4.422220952236">
                <text:p>194.422220952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00.546129356814">
                <text:p>200.546129356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06.215906273013">
                <text:p>206.215906273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11.468082698075">
                <text:p>211.468082698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16.333076527839">
                <text:p>216.333076527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20.836477965032">
                <text:p>220.836477965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28.842194535885">
                <text:p>228.842194535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2.379000772445">
                <text:p>232.379000772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35.624171086075">
                <text:p>235.624171086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8.589605808803">
                <text:p>238.589605808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1.285619132181">
                <text:p>241.285619132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3.721152139079">
                <text:p>243.721152139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5.903944661325">
                <text:p>245.903944661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7.840674627875">
                <text:p>247.840674627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9.537071394212">
                <text:p>249.537071394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0.998007960223">
                <text:p>250.998007960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52.227575812004">
                <text:p>252.2275758120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53.229145242012">
                <text:p>253.229145242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54.005413328141">
                <text:p>254.0054133281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4.558441227157">
                <text:p>254.5584412271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54.889682019496">
                <text:p>254.889682019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54.889682019496">
                <text:p>254.8896820194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54.558441227157">
                <text:p>254.558441227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54.005413328141">
                <text:p>254.0054133281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53.229145242012">
                <text:p>253.229145242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52.227575812004">
                <text:p>252.227575812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50.998007960223">
                <text:p>250.9980079602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49.537071394212">
                <text:p>249.5370713942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47.840674627875">
                <text:p>247.840674627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45.903944661325">
                <text:p>245.9039446613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43.721152139079">
                <text:p>243.721152139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41.285619132181">
                <text:p>241.2856191321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38.589605808803">
                <text:p>238.5896058088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35.624171086075">
                <text:p>235.624171086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32.379000772445">
                <text:p>232.3790007724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28.842194535885">
                <text:p>228.8421945358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20.836477965032">
                <text:p>220.8364779650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16.333076527839">
                <text:p>216.3330765278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11.468082698075">
                <text:p>211.4680826980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06.215906273013">
                <text:p>206.2159062730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00.546129356814">
                <text:p>200.546129356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94.422220952236">
                <text:p>194.4222209522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87.799760383234">
                <text:p>187.7997603832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80.623918681884">
                <text:p>180.6239186818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72.825779327044">
                <text:p>172.8257793270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64.31676725155">
                <text:p>164.316767251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54.979837398289">
                <text:p>154.9798373982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44.654761414894">
                <text:p>144.6547614148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33.111795119741">
                <text:p>133.1117951197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4.731800328267">
                <text:p>104.7318003282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6.1684396980704">
                <text:p>86.1684396980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1.3901457890434">
                <text:p>61.39014578904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4" chart:maximum="66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19cm" svg:height="6.987cm" xlink:href=".." chart:class="chart:scatter" chart:style-name="ch1">
        <chart:title svg:x="8.516cm" svg:y="0.14cm" chart:style-name="ch2">
          <text:p>8 extra (4 each side)</text:p>
        </chart:title>
        <chart:legend chart:legend-position="end" svg:x="18.329cm" svg:y="6.422cm" chart:style-name="ch3"/>
        <chart:plot-area chart:style-name="ch4" table:cell-range-address="Sheet3.F5:Sheet3.G68" svg:x="0.426cm" svg:y="0.782cm" svg:width="18.016cm" svg:height="5.927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3.G5:Sheet3.G68" chart:class="chart:scatter">
            <chart:domain table:cell-range-address="Sheet3.F5:Sheet3.F68"/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 text:id="Sheet3.F5:Sheet3.F68">4</text:p>
              </table:table-cell>
              <table:table-cell office:value-type="float" office:value="116.821326059167">
                <text:p text:id="Sheet3.G5:Sheet3.G68">116.8213260591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9.646286958872">
                <text:p>129.646286958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40.956553590105">
                <text:p>140.956553590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51.092663804553">
                <text:p>151.092663804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60.277537068951">
                <text:p>160.277537068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68.666646080368">
                <text:p>168.666646080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76.373577638174">
                <text:p>176.373577638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83.484312832339">
                <text:p>183.484312832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90.065778087482">
                <text:p>190.0657780874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96.171251008455">
                <text:p>196.171251008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01.843930357646">
                <text:p>201.843930357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07.11937982719">
                <text:p>207.119379827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12.02725191719">
                <text:p>212.02725191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16.592535395126">
                <text:p>216.592535395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0.836477965032">
                <text:p>220.836477965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24.777281745484">
                <text:p>224.777281745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28.430636201792">
                <text:p>228.430636201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31.810132436009">
                <text:p>231.8101324360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34.927589316841">
                <text:p>234.927589316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37.793313030922">
                <text:p>237.7933130309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40.416305603426">
                <text:p>240.4163056034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42.804433764204">
                <text:p>242.8044337642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44.9645665987">
                <text:p>244.96456659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46.902688320723">
                <text:p>246.9026883207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48.62399097611">
                <text:p>248.623990976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50.132950759302">
                <text:p>250.1329507593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51.433390781734">
                <text:p>251.4333907817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52.528532491325">
                <text:p>252.5285324913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253.421037449976">
                <text:p>253.4210374499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54.113040790905">
                <text:p>254.113040790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254.606177371162">
                <text:p>254.606177371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254.901601385493">
                <text:p>254.9016013854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254.901601385493">
                <text:p>254.901601385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254.606177371162">
                <text:p>254.606177371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254.113040790905">
                <text:p>254.1130407909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53.421037449976">
                <text:p>253.421037449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252.528532491325">
                <text:p>252.528532491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251.433390781734">
                <text:p>251.4333907817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50.132950759302">
                <text:p>250.1329507593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248.62399097611">
                <text:p>248.623990976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246.902688320723">
                <text:p>246.902688320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244.9645665987">
                <text:p>244.96456659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242.804433764204">
                <text:p>242.804433764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240.416305603426">
                <text:p>240.4163056034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237.793313030922">
                <text:p>237.7933130309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234.927589316841">
                <text:p>234.9275893168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231.810132436009">
                <text:p>231.810132436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228.430636201792">
                <text:p>228.4306362017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224.777281745484">
                <text:p>224.7772817454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220.836477965032">
                <text:p>220.836477965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216.592535395126">
                <text:p>216.592535395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212.02725191719">
                <text:p>212.027251917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207.11937982719">
                <text:p>207.119379827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201.843930357646">
                <text:p>201.8439303576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196.171251008455">
                <text:p>196.171251008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190.065778087482">
                <text:p>190.0657780874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183.484312832339">
                <text:p>183.4843128323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176.373577638174">
                <text:p>176.3735776381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168.666646080368">
                <text:p>168.6666460803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160.277537068951">
                <text:p>160.2775370689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151.092663804553">
                <text:p>151.0926638045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140.956553590105">
                <text:p>140.9565535901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129.646286958872">
                <text:p>129.6462869588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